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90%" fo:text-align="center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no-wrap" fo:padding-top="0.05in" fo:padding-bottom="0.05in" fo:padding-left="0.1in" fo:padding-right="0.1in" draw:textarea-vertical-align="middle" draw:textarea-horizontal-align="center" draw:fill="solid" draw:fill-color="#f0a22e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5in" fo:padding-bottom="0.05in" fo:padding-left="0.1in" fo:padding-right="0.1in" draw:textarea-vertical-align="middle" draw:textarea-horizontal-align="center" draw:fill="solid" draw:fill-color="#f0a22e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no-wrap" fo:padding-top="0.05in" fo:padding-bottom="0.05in" fo:padding-left="0.1in" fo:padding-right="0.1in" draw:textarea-vertical-align="middle" draw:textarea-horizontal-align="center" draw:fill="solid" draw:fill-color="#f0a22e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1.46354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1.46354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208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80%" fo:text-align="left" style:tab-stop-distance="1in" fo:margin-left="0.80556in" fo:margin-right="0in" fo:text-indent="-0.3055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0%" fo:text-align="left" style:tab-stop-distance="1in" fo:margin-left="1.1059in" fo:margin-right="0in" fo:text-indent="-0.3055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0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1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1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justify" fo:text-align-last="star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1.46354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1.76389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1.76389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top" draw:textarea-horizontal-align="center" draw:fill="solid" draw:fill-color="#000066" draw:opacity="100%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center" draw:fill="solid" draw:fill-color="#000066" draw:opacity="100%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27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1.76389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0%" fo:text-align="left" style:tab-stop-distance="1in" fo:margin-left="0.80556in" fo:margin-right="0in" fo:text-indent="-0.3055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8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80%" fo:text-align="left" style:tab-stop-distance="1in" fo:margin-left="1.1059in" fo:margin-right="0in" fo:text-indent="-0.3055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80%" fo:text-align="left" style:tab-stop-distance="1in" fo:margin-left="1.1059in" fo:margin-right="0in" fo:text-indent="-0.3055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center" draw:fill="solid" draw:fill-color="#d2a01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transition-type="manual" presentation:transition-speed="slow" smil:type="slideWipe" smil:subtype="from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8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8628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1.16319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1in" fo:margin-left="1.46354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533a2c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transition-type="manual" presentation:transition-style="dissolve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no-wrap" fo:padding-top="0.05in" fo:padding-bottom="0.05in" fo:padding-left="0.1in" fo:padding-right="0.1in" draw:textarea-vertical-align="middle" draw:textarea-horizontal-align="center" draw:fill="solid" draw:fill-color="#f0a22e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80%" fo:text-align="left" style:tab-stop-distance="1in" fo:margin-left="1.3003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justify" fo:text-align-last="star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1.46354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f0000" draw:marker-end="a127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f0000" draw:marker-end="a127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justify" fo:text-align-last="start" style:tab-stop-distance="1in" fo:margin-left="0.8003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.86285in" fo:margin-right="0in" fo:text-indent="-0.5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.86285in" fo:margin-right="0in" fo:text-indent="-0.5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justify" fo:text-align-last="start" style:tab-stop-distance="1in" fo:margin-left="0.8003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1.16319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justify" fo:text-align-last="start" style:tab-stop-distance="1in" fo:margin-left="0.8003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1.46354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f0000" draw:marker-end="a128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f0000" draw:marker-end="a128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fo:text-align="left" style:tab-stop-distance="1in" fo:margin-left="1.3003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.5625in" fo:margin-right="0in" fo:text-indent="-0.56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.86285in" fo:margin-right="0in" fo:text-indent="-0.5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.86285in" fo:margin-right="0in" fo:text-indent="-0.5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justify" fo:text-align-last="start" style:tab-stop-distance="1in" fo:margin-left="0.8003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justify" fo:text-align-last="start" style:tab-stop-distance="1in" fo:margin-left="0.8003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1.46354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f0000" draw:marker-end="a129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1in" fo:margin-left="1.16319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944in" svg:stroke-color="#000000" draw:marker-end="a12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230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158">
      <text:list-level-style-bullet text:level="1" text:bullet-char="à">
        <style:list-level-properties text:space-before="0in" text:min-label-width="0.5625in"/>
        <style:text-properties fo:color="#915744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915744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915744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915744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915744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915744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915744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915744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915744" fo:font-family="Wingdings" style:font-pitch="variable" fo:font-size="70%"/>
      </text:list-level-style-bullet>
    </text:list-style>
    <text:list-style style:name="a1196">
      <text:list-level-style-bullet text:level="1" text:bullet-char="à">
        <style:list-level-properties text:space-before="0in" text:min-label-width="0.5625in"/>
        <style:text-properties fo:color="#915744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915744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915744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915744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915744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915744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915744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915744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915744" fo:font-family="Wingdings" style:font-pitch="variable" fo:font-size="70%"/>
      </text:list-level-style-bullet>
    </text:list-style>
    <text:list-style style:name="a1199">
      <text:list-level-style-number text:level="1" style:num-format="1" style:num-suffix="." text:start-value="2">
        <style:list-level-properties text:space-before="0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2" style:num-format="1" style:num-suffix="." text:start-value="2">
        <style:list-level-properties text:space-before="0.30035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3" style:num-format="1" style:num-suffix="." text:start-value="2">
        <style:list-level-properties text:space-before="0.6006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4" style:num-format="1" style:num-suffix="." text:start-value="2">
        <style:list-level-properties text:space-before="0.90104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5" style:num-format="1" style:num-suffix="." text:start-value="2">
        <style:list-level-properties text:space-before="1.2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6" style:num-format="1" style:num-suffix="." text:start-value="2">
        <style:list-level-properties text:space-before="1.5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7" style:num-format="1" style:num-suffix="." text:start-value="2">
        <style:list-level-properties text:space-before="1.7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8" style:num-format="1" style:num-suffix="." text:start-value="2">
        <style:list-level-properties text:space-before="1.9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9" style:num-format="1" style:num-suffix="." text:start-value="2">
        <style:list-level-properties text:space-before="2.10139in" text:min-label-width="0.5625in"/>
        <style:text-properties fo:color="#bcbcbc" fo:font-family="Bookman Old Style" style:font-family-generic="roman" style:font-pitch="variable" fo:font-size="76%"/>
      </text:list-level-style-number>
    </text:list-style>
    <text:list-style style:name="a921">
      <text:list-level-style-bullet text:level="1" text:bullet-char="">
        <style:list-level-properties text:space-before="0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5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040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962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043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1081">
      <text:list-level-style-bullet text:level="1" text:bullet-char="Ø">
        <style:list-level-properties text:space-before="0in" text:min-label-width="0.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in"/>
        <style:text-properties fo:color="#a5644e" fo:font-family="Wingdings" style:font-pitch="variable" fo:font-size="76%"/>
      </text:list-level-style-bullet>
    </text:list-style>
    <text:list-style style:name="a1431">
      <text:list-level-style-bullet text:level="1" text:bullet-char="à">
        <style:list-level-properties text:space-before="0.19965in" text:min-label-width="0.30556in"/>
        <style:text-properties fo:color="#bcbcbc" fo:font-family="Wingdings" style:font-pitch="variable" fo:font-size="76%"/>
      </text:list-level-style-bullet>
      <text:list-level-style-bullet text:level="2" text:bullet-char="à">
        <style:list-level-properties text:space-before="0.5in" text:min-label-width="0.30556in"/>
        <style:text-properties fo:color="#bcbcbc" fo:font-family="Wingdings" style:font-pitch="variable" fo:font-size="76%"/>
      </text:list-level-style-bullet>
      <text:list-level-style-bullet text:level="3" text:bullet-char="à">
        <style:list-level-properties text:space-before="0.80035in" text:min-label-width="0.30556in"/>
        <style:text-properties fo:color="#bcbcbc" fo:font-family="Wingdings" style:font-pitch="variable" fo:font-size="76%"/>
      </text:list-level-style-bullet>
      <text:list-level-style-bullet text:level="4" text:bullet-char="à">
        <style:list-level-properties text:space-before="1.10069in" text:min-label-width="0.30556in"/>
        <style:text-properties fo:color="#bcbcbc" fo:font-family="Wingdings" style:font-pitch="variable" fo:font-size="76%"/>
      </text:list-level-style-bullet>
      <text:list-level-style-bullet text:level="5" text:bullet-char="à">
        <style:list-level-properties text:space-before="1.40104in" text:min-label-width="0.30556in"/>
        <style:text-properties fo:color="#bcbcbc" fo:font-family="Wingdings" style:font-pitch="variable" fo:font-size="76%"/>
      </text:list-level-style-bullet>
      <text:list-level-style-bullet text:level="6" text:bullet-char="à">
        <style:list-level-properties text:space-before="1.70104in" text:min-label-width="0.30556in"/>
        <style:text-properties fo:color="#bcbcbc" fo:font-family="Wingdings" style:font-pitch="variable" fo:font-size="76%"/>
      </text:list-level-style-bullet>
      <text:list-level-style-bullet text:level="7" text:bullet-char="à">
        <style:list-level-properties text:space-before="1.90104in" text:min-label-width="0.30556in"/>
        <style:text-properties fo:color="#bcbcbc" fo:font-family="Wingdings" style:font-pitch="variable" fo:font-size="76%"/>
      </text:list-level-style-bullet>
      <text:list-level-style-bullet text:level="8" text:bullet-char="à">
        <style:list-level-properties text:space-before="2.10104in" text:min-label-width="0.30556in"/>
        <style:text-properties fo:color="#bcbcbc" fo:font-family="Wingdings" style:font-pitch="variable" fo:font-size="76%"/>
      </text:list-level-style-bullet>
      <text:list-level-style-bullet text:level="9" text:bullet-char="à">
        <style:list-level-properties text:space-before="2.30104in" text:min-label-width="0.30556in"/>
        <style:text-properties fo:color="#bcbcbc" fo:font-family="Wingdings" style:font-pitch="variable" fo:font-size="76%"/>
      </text:list-level-style-bullet>
    </text:list-style>
    <text:list-style style:name="a1046">
      <text:list-level-style-number text:level="1" style:num-format="1" style:num-prefix="(" style:num-suffix=")">
        <style:list-level-properties text:space-before="0in" text:min-label-width="0.375in"/>
        <style:text-properties fo:font-size="100%"/>
      </text:list-level-style-number>
      <text:list-level-style-number text:level="2" style:num-format="1" style:num-prefix="(" style:num-suffix=")">
        <style:list-level-properties text:space-before="0.5in" text:min-label-width="0.375in"/>
        <style:text-properties fo:font-size="100%"/>
      </text:list-level-style-number>
      <text:list-level-style-number text:level="3" style:num-format="1" style:num-prefix="(" style:num-suffix=")">
        <style:list-level-properties text:space-before="1in" text:min-label-width="0.375in"/>
        <style:text-properties fo:font-size="100%"/>
      </text:list-level-style-number>
      <text:list-level-style-number text:level="4" style:num-format="1" style:num-prefix="(" style:num-suffix=")">
        <style:list-level-properties text:space-before="1.5in" text:min-label-width="0.375in"/>
        <style:text-properties fo:font-size="100%"/>
      </text:list-level-style-number>
      <text:list-level-style-number text:level="5" style:num-format="1" style:num-prefix="(" style:num-suffix=")">
        <style:list-level-properties text:space-before="2in" text:min-label-width="0.375in"/>
        <style:text-properties fo:font-size="100%"/>
      </text:list-level-style-number>
      <text:list-level-style-number text:level="6" style:num-format="1" style:num-prefix="(" style:num-suffix=")">
        <style:list-level-properties text:space-before="2.5in" text:min-label-width="0.375in"/>
        <style:text-properties fo:font-size="100%"/>
      </text:list-level-style-number>
      <text:list-level-style-number text:level="7" style:num-format="1" style:num-prefix="(" style:num-suffix=")">
        <style:list-level-properties text:space-before="3in" text:min-label-width="0.375in"/>
        <style:text-properties fo:font-size="100%"/>
      </text:list-level-style-number>
      <text:list-level-style-number text:level="8" style:num-format="1" style:num-prefix="(" style:num-suffix=")">
        <style:list-level-properties text:space-before="3.5in" text:min-label-width="0.375in"/>
        <style:text-properties fo:font-size="100%"/>
      </text:list-level-style-number>
      <text:list-level-style-number text:level="9" style:num-format="1" style:num-prefix="(" style:num-suffix=")">
        <style:list-level-properties text:space-before="4in" text:min-label-width="0.375in"/>
        <style:text-properties fo:font-size="100%"/>
      </text:list-level-style-number>
    </text:list-style>
    <text:list-style style:name="a1122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434">
      <text:list-level-style-bullet text:level="1" text:bullet-char="à">
        <style:list-level-properties text:space-before="0.19965in" text:min-label-width="0.30556in"/>
        <style:text-properties fo:color="#bcbcbc" fo:font-family="Wingdings" style:font-pitch="variable" fo:font-size="76%"/>
      </text:list-level-style-bullet>
      <text:list-level-style-bullet text:level="2" text:bullet-char="à">
        <style:list-level-properties text:space-before="0.5in" text:min-label-width="0.30556in"/>
        <style:text-properties fo:color="#bcbcbc" fo:font-family="Wingdings" style:font-pitch="variable" fo:font-size="76%"/>
      </text:list-level-style-bullet>
      <text:list-level-style-bullet text:level="3" text:bullet-char="à">
        <style:list-level-properties text:space-before="0.80035in" text:min-label-width="0.30556in"/>
        <style:text-properties fo:color="#bcbcbc" fo:font-family="Wingdings" style:font-pitch="variable" fo:font-size="76%"/>
      </text:list-level-style-bullet>
      <text:list-level-style-bullet text:level="4" text:bullet-char="à">
        <style:list-level-properties text:space-before="1.10069in" text:min-label-width="0.30556in"/>
        <style:text-properties fo:color="#bcbcbc" fo:font-family="Wingdings" style:font-pitch="variable" fo:font-size="76%"/>
      </text:list-level-style-bullet>
      <text:list-level-style-bullet text:level="5" text:bullet-char="à">
        <style:list-level-properties text:space-before="1.40104in" text:min-label-width="0.30556in"/>
        <style:text-properties fo:color="#bcbcbc" fo:font-family="Wingdings" style:font-pitch="variable" fo:font-size="76%"/>
      </text:list-level-style-bullet>
      <text:list-level-style-bullet text:level="6" text:bullet-char="à">
        <style:list-level-properties text:space-before="1.70104in" text:min-label-width="0.30556in"/>
        <style:text-properties fo:color="#bcbcbc" fo:font-family="Wingdings" style:font-pitch="variable" fo:font-size="76%"/>
      </text:list-level-style-bullet>
      <text:list-level-style-bullet text:level="7" text:bullet-char="à">
        <style:list-level-properties text:space-before="1.90104in" text:min-label-width="0.30556in"/>
        <style:text-properties fo:color="#bcbcbc" fo:font-family="Wingdings" style:font-pitch="variable" fo:font-size="76%"/>
      </text:list-level-style-bullet>
      <text:list-level-style-bullet text:level="8" text:bullet-char="à">
        <style:list-level-properties text:space-before="2.10104in" text:min-label-width="0.30556in"/>
        <style:text-properties fo:color="#bcbcbc" fo:font-family="Wingdings" style:font-pitch="variable" fo:font-size="76%"/>
      </text:list-level-style-bullet>
      <text:list-level-style-bullet text:level="9" text:bullet-char="à">
        <style:list-level-properties text:space-before="2.30104in" text:min-label-width="0.30556in"/>
        <style:text-properties fo:color="#bcbcbc" fo:font-family="Wingdings" style:font-pitch="variable" fo:font-size="76%"/>
      </text:list-level-style-bullet>
    </text:list-style>
    <text:list-style style:name="a1049">
      <text:list-level-style-number text:level="1" style:num-format="1" style:num-prefix="(" style:num-suffix=")">
        <style:list-level-properties text:space-before="0in" text:min-label-width="0.375in"/>
        <style:text-properties fo:font-size="100%"/>
      </text:list-level-style-number>
      <text:list-level-style-number text:level="2" style:num-format="1" style:num-prefix="(" style:num-suffix=")">
        <style:list-level-properties text:space-before="0.5in" text:min-label-width="0.375in"/>
        <style:text-properties fo:font-size="100%"/>
      </text:list-level-style-number>
      <text:list-level-style-number text:level="3" style:num-format="1" style:num-prefix="(" style:num-suffix=")">
        <style:list-level-properties text:space-before="1in" text:min-label-width="0.375in"/>
        <style:text-properties fo:font-size="100%"/>
      </text:list-level-style-number>
      <text:list-level-style-number text:level="4" style:num-format="1" style:num-prefix="(" style:num-suffix=")">
        <style:list-level-properties text:space-before="1.5in" text:min-label-width="0.375in"/>
        <style:text-properties fo:font-size="100%"/>
      </text:list-level-style-number>
      <text:list-level-style-number text:level="5" style:num-format="1" style:num-prefix="(" style:num-suffix=")">
        <style:list-level-properties text:space-before="2in" text:min-label-width="0.375in"/>
        <style:text-properties fo:font-size="100%"/>
      </text:list-level-style-number>
      <text:list-level-style-number text:level="6" style:num-format="1" style:num-prefix="(" style:num-suffix=")">
        <style:list-level-properties text:space-before="2.5in" text:min-label-width="0.375in"/>
        <style:text-properties fo:font-size="100%"/>
      </text:list-level-style-number>
      <text:list-level-style-number text:level="7" style:num-format="1" style:num-prefix="(" style:num-suffix=")">
        <style:list-level-properties text:space-before="3in" text:min-label-width="0.375in"/>
        <style:text-properties fo:font-size="100%"/>
      </text:list-level-style-number>
      <text:list-level-style-number text:level="8" style:num-format="1" style:num-prefix="(" style:num-suffix=")">
        <style:list-level-properties text:space-before="3.5in" text:min-label-width="0.375in"/>
        <style:text-properties fo:font-size="100%"/>
      </text:list-level-style-number>
      <text:list-level-style-number text:level="9" style:num-format="1" style:num-prefix="(" style:num-suffix=")">
        <style:list-level-properties text:space-before="4in" text:min-label-width="0.375in"/>
        <style:text-properties fo:font-size="100%"/>
      </text:list-level-style-number>
    </text:list-style>
    <text:list-style style:name="a1086">
      <text:list-level-style-bullet text:level="1" text:bullet-char="Ø">
        <style:list-level-properties text:space-before="0in" text:min-label-width="0.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in"/>
        <style:text-properties fo:color="#a5644e" fo:font-family="Wingdings" style:font-pitch="variable" fo:font-size="76%"/>
      </text:list-level-style-bullet>
    </text:list-style>
    <text:list-style style:name="a1125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474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203">
      <text:list-level-style-bullet text:level="1" text:bullet-char="à">
        <style:list-level-properties text:space-before="0in" text:min-label-width="0.5625in"/>
        <style:text-properties fo:color="#915744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915744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915744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915744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915744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915744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915744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915744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915744" fo:font-family="Wingdings" style:font-pitch="variable" fo:font-size="70%"/>
      </text:list-level-style-bullet>
    </text:list-style>
    <text:list-style style:name="a1477">
      <text:list-level-style-bullet text:level="1" text:bullet-char="à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à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à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à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à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à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à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à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à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206">
      <text:list-level-style-bullet text:level="1" text:bullet-char="à">
        <style:list-level-properties text:space-before="0in" text:min-label-width="0.5625in"/>
        <style:text-properties fo:color="#915744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915744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915744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915744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915744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915744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915744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915744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915744" fo:font-family="Wingdings" style:font-pitch="variable" fo:font-size="70%"/>
      </text:list-level-style-bullet>
    </text:list-style>
    <text:list-style style:name="a1209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323">
      <text:list-level-style-number text:level="1" style:num-format="1" style:num-suffix="." text:start-value="5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 text:start-value="5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 text:start-value="5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 text:start-value="5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 text:start-value="5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 text:start-value="5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 text:start-value="5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 text:start-value="5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 text:start-value="5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932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1326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361">
      <text:list-level-style-bullet text:level="1" text:bullet-char="">
        <style:list-level-properties text:space-before="0.19965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5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80035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1.10069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4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7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9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2.1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30104in" text:min-label-width="0.5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897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970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936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1052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364">
      <text:list-level-style-bullet text:level="1" text:bullet-char="à">
        <style:list-level-properties text:space-before="0.19965in" text:min-label-width="0.5in"/>
        <style:text-properties fo:color="#bcbcbc" fo:font-family="Wingdings" style:font-pitch="variable" fo:font-size="76%"/>
      </text:list-level-style-bullet>
      <text:list-level-style-bullet text:level="2" text:bullet-char="à">
        <style:list-level-properties text:space-before="0.5in" text:min-label-width="0.5in"/>
        <style:text-properties fo:color="#bcbcbc" fo:font-family="Wingdings" style:font-pitch="variable" fo:font-size="76%"/>
      </text:list-level-style-bullet>
      <text:list-level-style-bullet text:level="3" text:bullet-char="à">
        <style:list-level-properties text:space-before="0.80035in" text:min-label-width="0.5in"/>
        <style:text-properties fo:color="#bcbcbc" fo:font-family="Wingdings" style:font-pitch="variable" fo:font-size="76%"/>
      </text:list-level-style-bullet>
      <text:list-level-style-bullet text:level="4" text:bullet-char="à">
        <style:list-level-properties text:space-before="1.10069in" text:min-label-width="0.5in"/>
        <style:text-properties fo:color="#bcbcbc" fo:font-family="Wingdings" style:font-pitch="variable" fo:font-size="76%"/>
      </text:list-level-style-bullet>
      <text:list-level-style-bullet text:level="5" text:bullet-char="à">
        <style:list-level-properties text:space-before="1.40104in" text:min-label-width="0.5in"/>
        <style:text-properties fo:color="#bcbcbc" fo:font-family="Wingdings" style:font-pitch="variable" fo:font-size="76%"/>
      </text:list-level-style-bullet>
      <text:list-level-style-bullet text:level="6" text:bullet-char="à">
        <style:list-level-properties text:space-before="1.70104in" text:min-label-width="0.5in"/>
        <style:text-properties fo:color="#bcbcbc" fo:font-family="Wingdings" style:font-pitch="variable" fo:font-size="76%"/>
      </text:list-level-style-bullet>
      <text:list-level-style-bullet text:level="7" text:bullet-char="à">
        <style:list-level-properties text:space-before="1.90104in" text:min-label-width="0.5in"/>
        <style:text-properties fo:color="#bcbcbc" fo:font-family="Wingdings" style:font-pitch="variable" fo:font-size="76%"/>
      </text:list-level-style-bullet>
      <text:list-level-style-bullet text:level="8" text:bullet-char="à">
        <style:list-level-properties text:space-before="2.10104in" text:min-label-width="0.5in"/>
        <style:text-properties fo:color="#bcbcbc" fo:font-family="Wingdings" style:font-pitch="variable" fo:font-size="76%"/>
      </text:list-level-style-bullet>
      <text:list-level-style-bullet text:level="9" text:bullet-char="à">
        <style:list-level-properties text:space-before="2.30104in" text:min-label-width="0.5in"/>
        <style:text-properties fo:color="#bcbcbc" fo:font-family="Wingdings" style:font-pitch="variable" fo:font-size="76%"/>
      </text:list-level-style-bullet>
    </text:list-style>
    <text:list-style style:name="a1402">
      <text:list-level-style-bullet text:level="1" text:bullet-char="">
        <style:list-level-properties text:space-before="0.19965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5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80035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1.10069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4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7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9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2.1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30104in" text:min-label-width="0.30556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1329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973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05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90">
      <text:list-level-style-bullet text:level="1" text:bullet-char="Ø">
        <style:list-level-properties text:space-before="0in" text:min-label-width="0.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in"/>
        <style:text-properties fo:color="#a5644e" fo:font-family="Wingdings" style:font-pitch="variable" fo:font-size="76%"/>
      </text:list-level-style-bullet>
    </text:list-style>
    <text:list-style style:name="a1405">
      <text:list-level-style-bullet text:level="1" text:bullet-char="à">
        <style:list-level-properties text:space-before="0.19965in" text:min-label-width="0.30556in"/>
        <style:text-properties fo:color="#bcbcbc" fo:font-family="Wingdings" style:font-pitch="variable" fo:font-size="76%"/>
      </text:list-level-style-bullet>
      <text:list-level-style-bullet text:level="2" text:bullet-char="à">
        <style:list-level-properties text:space-before="0.5in" text:min-label-width="0.30556in"/>
        <style:text-properties fo:color="#bcbcbc" fo:font-family="Wingdings" style:font-pitch="variable" fo:font-size="76%"/>
      </text:list-level-style-bullet>
      <text:list-level-style-bullet text:level="3" text:bullet-char="à">
        <style:list-level-properties text:space-before="0.80035in" text:min-label-width="0.30556in"/>
        <style:text-properties fo:color="#bcbcbc" fo:font-family="Wingdings" style:font-pitch="variable" fo:font-size="76%"/>
      </text:list-level-style-bullet>
      <text:list-level-style-bullet text:level="4" text:bullet-char="à">
        <style:list-level-properties text:space-before="1.10069in" text:min-label-width="0.30556in"/>
        <style:text-properties fo:color="#bcbcbc" fo:font-family="Wingdings" style:font-pitch="variable" fo:font-size="76%"/>
      </text:list-level-style-bullet>
      <text:list-level-style-bullet text:level="5" text:bullet-char="à">
        <style:list-level-properties text:space-before="1.40104in" text:min-label-width="0.30556in"/>
        <style:text-properties fo:color="#bcbcbc" fo:font-family="Wingdings" style:font-pitch="variable" fo:font-size="76%"/>
      </text:list-level-style-bullet>
      <text:list-level-style-bullet text:level="6" text:bullet-char="à">
        <style:list-level-properties text:space-before="1.70104in" text:min-label-width="0.30556in"/>
        <style:text-properties fo:color="#bcbcbc" fo:font-family="Wingdings" style:font-pitch="variable" fo:font-size="76%"/>
      </text:list-level-style-bullet>
      <text:list-level-style-bullet text:level="7" text:bullet-char="à">
        <style:list-level-properties text:space-before="1.90104in" text:min-label-width="0.30556in"/>
        <style:text-properties fo:color="#bcbcbc" fo:font-family="Wingdings" style:font-pitch="variable" fo:font-size="76%"/>
      </text:list-level-style-bullet>
      <text:list-level-style-bullet text:level="8" text:bullet-char="à">
        <style:list-level-properties text:space-before="2.10104in" text:min-label-width="0.30556in"/>
        <style:text-properties fo:color="#bcbcbc" fo:font-family="Wingdings" style:font-pitch="variable" fo:font-size="76%"/>
      </text:list-level-style-bullet>
      <text:list-level-style-bullet text:level="9" text:bullet-char="à">
        <style:list-level-properties text:space-before="2.30104in" text:min-label-width="0.30556in"/>
        <style:text-properties fo:color="#bcbcbc" fo:font-family="Wingdings" style:font-pitch="variable" fo:font-size="76%"/>
      </text:list-level-style-bullet>
    </text:list-style>
    <text:list-style style:name="a976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442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058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79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445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480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30035in" text:min-label-width="0.5625in"/>
      </text:list-level-style-number>
      <text:list-level-style-number text:level="3" style:num-format="">
        <style:list-level-properties text:space-before="0.60069in" text:min-label-width="0.5625in"/>
      </text:list-level-style-number>
      <text:list-level-style-number text:level="4" style:num-format="">
        <style:list-level-properties text:space-before="0.90104in" text:min-label-width="0.5625in"/>
      </text:list-level-style-number>
      <text:list-level-style-number text:level="5" style:num-format="">
        <style:list-level-properties text:space-before="1.20139in" text:min-label-width="0.5625in"/>
      </text:list-level-style-number>
      <text:list-level-style-number text:level="6" style:num-format="">
        <style:list-level-properties text:space-before="1.50139in" text:min-label-width="0.5625in"/>
      </text:list-level-style-number>
      <text:list-level-style-number text:level="7" style:num-format="">
        <style:list-level-properties text:space-before="1.70139in" text:min-label-width="0.5625in"/>
      </text:list-level-style-number>
      <text:list-level-style-number text:level="8" style:num-format="">
        <style:list-level-properties text:space-before="1.90139in" text:min-label-width="0.5625in"/>
      </text:list-level-style-number>
      <text:list-level-style-number text:level="9" style:num-format="">
        <style:list-level-properties text:space-before="2.10139in" text:min-label-width="0.5625in"/>
      </text:list-level-style-number>
    </text:list-style>
    <text:list-style style:name="a1095">
      <text:list-level-style-bullet text:level="1" text:bullet-char="Ø">
        <style:list-level-properties text:space-before="0in" text:min-label-width="0.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in"/>
        <style:text-properties fo:color="#a5644e" fo:font-family="Wingdings" style:font-pitch="variable" fo:font-size="76%"/>
      </text:list-level-style-bullet>
    </text:list-style>
    <text:list-style style:name="a1135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2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4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6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1.80104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448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483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098">
      <text:list-level-style-bullet text:level="1" text:bullet-char="Ø">
        <style:list-level-properties text:space-before="0in" text:min-label-width="0.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in"/>
        <style:text-properties fo:color="#a5644e" fo:font-family="Wingdings" style:font-pitch="variable" fo:font-size="76%"/>
      </text:list-level-style-bullet>
    </text:list-style>
    <text:list-style style:name="a1138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486">
      <text:list-level-style-bullet text:level="1" text:bullet-char="à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à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à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à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à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à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à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à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à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214">
      <text:list-level-style-number text:level="1" style:num-format="1" style:num-suffix="." text:start-value="4">
        <style:list-level-properties text:space-before="0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2" style:num-format="1" style:num-suffix="." text:start-value="4">
        <style:list-level-properties text:space-before="0.30035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3" style:num-format="1" style:num-suffix="." text:start-value="4">
        <style:list-level-properties text:space-before="0.60069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4" style:num-format="1" style:num-suffix="." text:start-value="4">
        <style:list-level-properties text:space-before="0.90104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5" style:num-format="1" style:num-suffix="." text:start-value="4">
        <style:list-level-properties text:space-before="1.20139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6" style:num-format="1" style:num-suffix="." text:start-value="4">
        <style:list-level-properties text:space-before="1.50139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7" style:num-format="1" style:num-suffix="." text:start-value="4">
        <style:list-level-properties text:space-before="1.70139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8" style:num-format="1" style:num-suffix="." text:start-value="4">
        <style:list-level-properties text:space-before="1.90139in" text:min-label-width="0.5625in"/>
        <style:text-properties fo:color="#915744" fo:font-family="Bookman Old Style" style:font-family-generic="roman" style:font-pitch="variable" fo:font-size="70%"/>
      </text:list-level-style-number>
      <text:list-level-style-number text:level="9" style:num-format="1" style:num-suffix="." text:start-value="4">
        <style:list-level-properties text:space-before="2.10139in" text:min-label-width="0.5625in"/>
        <style:text-properties fo:color="#915744" fo:font-family="Bookman Old Style" style:font-family-generic="roman" style:font-pitch="variable" fo:font-size="70%"/>
      </text:list-level-style-number>
    </text:list-style>
    <text:list-style style:name="a1177">
      <text:list-level-style-bullet text:level="1" text:bullet-char="à">
        <style:list-level-properties text:space-before="0in" text:min-label-width="0.5625in"/>
        <style:text-properties fo:color="#915744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915744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915744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915744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915744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915744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915744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915744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915744" fo:font-family="Wingdings" style:font-pitch="variable" fo:font-size="70%"/>
      </text:list-level-style-bullet>
    </text:list-style>
    <text:list-style style:name="a1489">
      <text:list-level-style-bullet text:level="1" text:bullet-char="à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à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à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à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à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à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à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à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à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217">
      <text:list-level-style-bullet text:level="1" text:bullet-char="à">
        <style:list-level-properties text:space-before="0in" text:min-label-width="0.5625in"/>
        <style:text-properties fo:color="#a5644e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a5644e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a5644e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a5644e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a5644e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a5644e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a5644e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a5644e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a5644e" fo:font-family="Wingdings" style:font-pitch="variable" fo:font-size="70%"/>
      </text:list-level-style-bullet>
    </text:list-style>
    <text:list-style style:name="a902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332">
      <text:list-level-style-number text:level="1" style:num-format="1" style:num-suffix="." text:start-value="5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 text:start-value="5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 text:start-value="5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 text:start-value="5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 text:start-value="5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 text:start-value="5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 text:start-value="5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 text:start-value="5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 text:start-value="5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906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335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943">
      <text:list-level-style-bullet text:level="1" text:bullet-char="">
        <style:list-level-properties text:space-before="0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5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5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909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061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46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1338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982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949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1103">
      <text:list-level-style-number text:level="1" style:num-format="1" style:num-suffix="." text:start-value="2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 text:start-value="2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 text:start-value="2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 text:start-value="2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 text:start-value="2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 text:start-value="2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 text:start-value="2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 text:start-value="2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 text:start-value="2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065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85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451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106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141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988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454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109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457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146">
      <text:list-level-style-number text:level="1" style:num-format="1" style:num-suffix="." text:start-value="3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 text:start-value="3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 text:start-value="3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 text:start-value="3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 text:start-value="3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 text:start-value="3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 text:start-value="3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 text:start-value="3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 text:start-value="3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220">
      <text:list-level-style-bullet text:level="1" text:bullet-char="à">
        <style:list-level-properties text:space-before="0in" text:min-label-width="0.5625in"/>
        <style:text-properties fo:color="#a5644e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a5644e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a5644e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a5644e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a5644e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a5644e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a5644e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a5644e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a5644e" fo:font-family="Wingdings" style:font-pitch="variable" fo:font-size="70%"/>
      </text:list-level-style-bullet>
    </text:list-style>
    <text:list-style style:name="a149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30035in" text:min-label-width="0.29861in"/>
      </text:list-level-style-number>
      <text:list-level-style-number text:level="3" style:num-format="">
        <style:list-level-properties text:space-before="0.60069in" text:min-label-width="0.29861in"/>
      </text:list-level-style-number>
      <text:list-level-style-number text:level="4" style:num-format="">
        <style:list-level-properties text:space-before="0.90104in" text:min-label-width="0.29861in"/>
      </text:list-level-style-number>
      <text:list-level-style-number text:level="5" style:num-format="">
        <style:list-level-properties text:space-before="1.20139in" text:min-label-width="0.29861in"/>
      </text:list-level-style-number>
      <text:list-level-style-number text:level="6" style:num-format="">
        <style:list-level-properties text:space-before="1.50139in" text:min-label-width="0.29861in"/>
      </text:list-level-style-number>
      <text:list-level-style-number text:level="7" style:num-format="">
        <style:list-level-properties text:space-before="1.70139in" text:min-label-width="0.29861in"/>
      </text:list-level-style-number>
      <text:list-level-style-number text:level="8" style:num-format="">
        <style:list-level-properties text:space-before="1.90139in" text:min-label-width="0.29861in"/>
      </text:list-level-style-number>
      <text:list-level-style-number text:level="9" style:num-format="">
        <style:list-level-properties text:space-before="2.10139in" text:min-label-width="0.29861in"/>
      </text:list-level-style-number>
    </text:list-style>
    <text:list-style style:name="a1182">
      <text:list-level-style-number text:level="1" style:num-format="1" style:num-suffix="." text:start-value="2">
        <style:list-level-properties text:space-before="0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2" style:num-format="1" style:num-suffix="." text:start-value="2">
        <style:list-level-properties text:space-before="0.30035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3" style:num-format="1" style:num-suffix="." text:start-value="2">
        <style:list-level-properties text:space-before="0.6006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4" style:num-format="1" style:num-suffix="." text:start-value="2">
        <style:list-level-properties text:space-before="0.90104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5" style:num-format="1" style:num-suffix="." text:start-value="2">
        <style:list-level-properties text:space-before="1.2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6" style:num-format="1" style:num-suffix="." text:start-value="2">
        <style:list-level-properties text:space-before="1.5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7" style:num-format="1" style:num-suffix="." text:start-value="2">
        <style:list-level-properties text:space-before="1.7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8" style:num-format="1" style:num-suffix="." text:start-value="2">
        <style:list-level-properties text:space-before="1.9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9" style:num-format="1" style:num-suffix="." text:start-value="2">
        <style:list-level-properties text:space-before="2.10139in" text:min-label-width="0.5625in"/>
        <style:text-properties fo:color="#bcbcbc" fo:font-family="Bookman Old Style" style:font-family-generic="roman" style:font-pitch="variable" fo:font-size="76%"/>
      </text:list-level-style-number>
    </text:list-style>
    <text:list-style style:name="a1149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185">
      <text:list-level-style-bullet text:level="1" text:bullet-char="à">
        <style:list-level-properties text:space-before="0in" text:min-label-width="0.5625in"/>
        <style:text-properties fo:color="#915744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915744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915744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915744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915744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915744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915744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915744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915744" fo:font-family="Wingdings" style:font-pitch="variable" fo:font-size="70%"/>
      </text:list-level-style-bullet>
    </text:list-style>
    <text:list-style style:name="a1225">
      <text:list-level-style-bullet text:level="1" text:bullet-char="à">
        <style:list-level-properties text:space-before="0in" text:min-label-width="0.5625in"/>
        <style:text-properties fo:color="#a5644e" fo:font-family="Wingdings" style:font-pitch="variable" fo:font-size="70%"/>
      </text:list-level-style-bullet>
      <text:list-level-style-bullet text:level="2" text:bullet-char="à">
        <style:list-level-properties text:space-before="0.30035in" text:min-label-width="0.5625in"/>
        <style:text-properties fo:color="#a5644e" fo:font-family="Wingdings" style:font-pitch="variable" fo:font-size="70%"/>
      </text:list-level-style-bullet>
      <text:list-level-style-bullet text:level="3" text:bullet-char="à">
        <style:list-level-properties text:space-before="0.60069in" text:min-label-width="0.5625in"/>
        <style:text-properties fo:color="#a5644e" fo:font-family="Wingdings" style:font-pitch="variable" fo:font-size="70%"/>
      </text:list-level-style-bullet>
      <text:list-level-style-bullet text:level="4" text:bullet-char="à">
        <style:list-level-properties text:space-before="0.90104in" text:min-label-width="0.5625in"/>
        <style:text-properties fo:color="#a5644e" fo:font-family="Wingdings" style:font-pitch="variable" fo:font-size="70%"/>
      </text:list-level-style-bullet>
      <text:list-level-style-bullet text:level="5" text:bullet-char="à">
        <style:list-level-properties text:space-before="1.20139in" text:min-label-width="0.5625in"/>
        <style:text-properties fo:color="#a5644e" fo:font-family="Wingdings" style:font-pitch="variable" fo:font-size="70%"/>
      </text:list-level-style-bullet>
      <text:list-level-style-bullet text:level="6" text:bullet-char="à">
        <style:list-level-properties text:space-before="1.50139in" text:min-label-width="0.5625in"/>
        <style:text-properties fo:color="#a5644e" fo:font-family="Wingdings" style:font-pitch="variable" fo:font-size="70%"/>
      </text:list-level-style-bullet>
      <text:list-level-style-bullet text:level="7" text:bullet-char="à">
        <style:list-level-properties text:space-before="1.70139in" text:min-label-width="0.5625in"/>
        <style:text-properties fo:color="#a5644e" fo:font-family="Wingdings" style:font-pitch="variable" fo:font-size="70%"/>
      </text:list-level-style-bullet>
      <text:list-level-style-bullet text:level="8" text:bullet-char="à">
        <style:list-level-properties text:space-before="1.90139in" text:min-label-width="0.5625in"/>
        <style:text-properties fo:color="#a5644e" fo:font-family="Wingdings" style:font-pitch="variable" fo:font-size="70%"/>
      </text:list-level-style-bullet>
      <text:list-level-style-bullet text:level="9" text:bullet-char="à">
        <style:list-level-properties text:space-before="2.10139in" text:min-label-width="0.5625in"/>
        <style:text-properties fo:color="#a5644e" fo:font-family="Wingdings" style:font-pitch="variable" fo:font-size="70%"/>
      </text:list-level-style-bullet>
    </text:list-style>
    <text:list-style style:name="a914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0035in"/>
      </text:list-level-style-number>
      <text:list-level-style-number text:level="3" style:num-format="">
        <style:list-level-properties text:space-before="0.60069in"/>
      </text:list-level-style-number>
      <text:list-level-style-number text:level="4" style:num-format="">
        <style:list-level-properties text:space-before="0.90104in"/>
      </text:list-level-style-number>
      <text:list-level-style-number text:level="5" style:num-format="">
        <style:list-level-properties text:space-before="1.20139in"/>
      </text:list-level-style-number>
      <text:list-level-style-number text:level="6" style:num-format="">
        <style:list-level-properties text:space-before="1.50139in"/>
      </text:list-level-style-number>
      <text:list-level-style-number text:level="7" style:num-format="">
        <style:list-level-properties text:space-before="1.70139in"/>
      </text:list-level-style-number>
      <text:list-level-style-number text:level="8" style:num-format="">
        <style:list-level-properties text:space-before="1.90139in"/>
      </text:list-level-style-number>
      <text:list-level-style-number text:level="9" style:num-format="">
        <style:list-level-properties text:space-before="2.10139in"/>
      </text:list-level-style-number>
    </text:list-style>
    <text:list-style style:name="a952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917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30035in" text:min-label-width="0.5in"/>
      </text:list-level-style-number>
      <text:list-level-style-number text:level="3" style:num-format="">
        <style:list-level-properties text:space-before="0.60069in" text:min-label-width="0.5in"/>
      </text:list-level-style-number>
      <text:list-level-style-number text:level="4" style:num-format="">
        <style:list-level-properties text:space-before="0.90104in" text:min-label-width="0.5in"/>
      </text:list-level-style-number>
      <text:list-level-style-number text:level="5" style:num-format="">
        <style:list-level-properties text:space-before="1.20139in" text:min-label-width="0.5in"/>
      </text:list-level-style-number>
      <text:list-level-style-number text:level="6" style:num-format="">
        <style:list-level-properties text:space-before="1.50139in" text:min-label-width="0.5in"/>
      </text:list-level-style-number>
      <text:list-level-style-number text:level="7" style:num-format="">
        <style:list-level-properties text:space-before="1.70139in" text:min-label-width="0.5in"/>
      </text:list-level-style-number>
      <text:list-level-style-number text:level="8" style:num-format="">
        <style:list-level-properties text:space-before="1.90139in" text:min-label-width="0.5in"/>
      </text:list-level-style-number>
      <text:list-level-style-number text:level="9" style:num-format="">
        <style:list-level-properties text:space-before="2.10139in" text:min-label-width="0.5in"/>
      </text:list-level-style-number>
    </text:list-style>
    <text:list-style style:name="a103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0035in"/>
      </text:list-level-style-number>
      <text:list-level-style-number text:level="3" style:num-format="">
        <style:list-level-properties text:space-before="0.60069in"/>
      </text:list-level-style-number>
      <text:list-level-style-number text:level="4" style:num-format="">
        <style:list-level-properties text:space-before="0.90104in"/>
      </text:list-level-style-number>
      <text:list-level-style-number text:level="5" style:num-format="">
        <style:list-level-properties text:space-before="1.20139in"/>
      </text:list-level-style-number>
      <text:list-level-style-number text:level="6" style:num-format="">
        <style:list-level-properties text:space-before="1.50139in"/>
      </text:list-level-style-number>
      <text:list-level-style-number text:level="7" style:num-format="">
        <style:list-level-properties text:space-before="1.70139in"/>
      </text:list-level-style-number>
      <text:list-level-style-number text:level="8" style:num-format="">
        <style:list-level-properties text:space-before="1.90139in"/>
      </text:list-level-style-number>
      <text:list-level-style-number text:level="9" style:num-format="">
        <style:list-level-properties text:space-before="2.10139in"/>
      </text:list-level-style-number>
    </text:list-style>
    <text:list-style style:name="a1070">
      <text:list-level-style-number text:level="1" style:num-format="1" style:num-suffix=".">
        <style:list-level-properties text:space-before="0in" text:min-label-width="0.375in"/>
        <style:text-properties fo:font-family="Bookman Old Style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Bookman Old Style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Bookman Old Style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Bookman Old Style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Bookman Old Style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Bookman Old Style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Bookman Old Style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Bookman Old Style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Bookman Old Style" fo:font-size="100%"/>
      </text:list-level-style-number>
    </text:list-style>
    <text:list-style style:name="a1037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58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993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30035in" text:min-label-width="0.29861in"/>
      </text:list-level-style-number>
      <text:list-level-style-number text:level="3" style:num-format="">
        <style:list-level-properties text:space-before="0.60069in" text:min-label-width="0.29861in"/>
      </text:list-level-style-number>
      <text:list-level-style-number text:level="4" style:num-format="">
        <style:list-level-properties text:space-before="0.90104in" text:min-label-width="0.29861in"/>
      </text:list-level-style-number>
      <text:list-level-style-number text:level="5" style:num-format="">
        <style:list-level-properties text:space-before="1.20139in" text:min-label-width="0.29861in"/>
      </text:list-level-style-number>
      <text:list-level-style-number text:level="6" style:num-format="">
        <style:list-level-properties text:space-before="1.50139in" text:min-label-width="0.29861in"/>
      </text:list-level-style-number>
      <text:list-level-style-number text:level="7" style:num-format="">
        <style:list-level-properties text:space-before="1.70139in" text:min-label-width="0.29861in"/>
      </text:list-level-style-number>
      <text:list-level-style-number text:level="8" style:num-format="">
        <style:list-level-properties text:space-before="1.90139in" text:min-label-width="0.29861in"/>
      </text:list-level-style-number>
      <text:list-level-style-number text:level="9" style:num-format="">
        <style:list-level-properties text:space-before="2.10139in" text:min-label-width="0.29861in"/>
      </text:list-level-style-number>
    </text:list-style>
    <text:list-style style:name="a1385">
      <text:list-level-style-bullet text:level="1" text:bullet-char="">
        <style:list-level-properties text:space-before="0.19965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5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80035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1.10069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4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7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9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2.10104in" text:min-label-width="0.5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30104in" text:min-label-width="0.5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1460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388">
      <text:list-level-style-bullet text:level="1" text:bullet-char="à">
        <style:list-level-properties text:space-before="0.19965in" text:min-label-width="0.5in"/>
        <style:text-properties fo:color="#bcbcbc" fo:font-family="Wingdings" style:font-pitch="variable" fo:font-size="76%"/>
      </text:list-level-style-bullet>
      <text:list-level-style-bullet text:level="2" text:bullet-char="à">
        <style:list-level-properties text:space-before="0.5in" text:min-label-width="0.5in"/>
        <style:text-properties fo:color="#bcbcbc" fo:font-family="Wingdings" style:font-pitch="variable" fo:font-size="76%"/>
      </text:list-level-style-bullet>
      <text:list-level-style-bullet text:level="3" text:bullet-char="à">
        <style:list-level-properties text:space-before="0.80035in" text:min-label-width="0.5in"/>
        <style:text-properties fo:color="#bcbcbc" fo:font-family="Wingdings" style:font-pitch="variable" fo:font-size="76%"/>
      </text:list-level-style-bullet>
      <text:list-level-style-bullet text:level="4" text:bullet-char="à">
        <style:list-level-properties text:space-before="1.10069in" text:min-label-width="0.5in"/>
        <style:text-properties fo:color="#bcbcbc" fo:font-family="Wingdings" style:font-pitch="variable" fo:font-size="76%"/>
      </text:list-level-style-bullet>
      <text:list-level-style-bullet text:level="5" text:bullet-char="à">
        <style:list-level-properties text:space-before="1.40104in" text:min-label-width="0.5in"/>
        <style:text-properties fo:color="#bcbcbc" fo:font-family="Wingdings" style:font-pitch="variable" fo:font-size="76%"/>
      </text:list-level-style-bullet>
      <text:list-level-style-bullet text:level="6" text:bullet-char="à">
        <style:list-level-properties text:space-before="1.70104in" text:min-label-width="0.5in"/>
        <style:text-properties fo:color="#bcbcbc" fo:font-family="Wingdings" style:font-pitch="variable" fo:font-size="76%"/>
      </text:list-level-style-bullet>
      <text:list-level-style-bullet text:level="7" text:bullet-char="à">
        <style:list-level-properties text:space-before="1.90104in" text:min-label-width="0.5in"/>
        <style:text-properties fo:color="#bcbcbc" fo:font-family="Wingdings" style:font-pitch="variable" fo:font-size="76%"/>
      </text:list-level-style-bullet>
      <text:list-level-style-bullet text:level="8" text:bullet-char="à">
        <style:list-level-properties text:space-before="2.10104in" text:min-label-width="0.5in"/>
        <style:text-properties fo:color="#bcbcbc" fo:font-family="Wingdings" style:font-pitch="variable" fo:font-size="76%"/>
      </text:list-level-style-bullet>
      <text:list-level-style-bullet text:level="9" text:bullet-char="à">
        <style:list-level-properties text:space-before="2.30104in" text:min-label-width="0.5in"/>
        <style:text-properties fo:color="#bcbcbc" fo:font-family="Wingdings" style:font-pitch="variable" fo:font-size="76%"/>
      </text:list-level-style-bullet>
    </text:list-style>
    <text:list-style style:name="a1078">
      <text:list-level-style-number text:level="1" style:num-format="1" style:num-suffix=".">
        <style:list-level-properties text:space-before="0in" text:min-label-width="0.5in"/>
        <style:text-properties fo:color="#f0a22e" fo:font-size="76%"/>
      </text:list-level-style-number>
      <text:list-level-style-number text:level="2" style:num-format="1" style:num-suffix=".">
        <style:list-level-properties text:space-before="0.30035in" text:min-label-width="0.5in"/>
        <style:text-properties fo:color="#f0a22e" fo:font-size="76%"/>
      </text:list-level-style-number>
      <text:list-level-style-number text:level="3" style:num-format="1" style:num-suffix=".">
        <style:list-level-properties text:space-before="0.60069in" text:min-label-width="0.5in"/>
        <style:text-properties fo:color="#f0a22e" fo:font-size="76%"/>
      </text:list-level-style-number>
      <text:list-level-style-number text:level="4" style:num-format="1" style:num-suffix=".">
        <style:list-level-properties text:space-before="0.90104in" text:min-label-width="0.5in"/>
        <style:text-properties fo:color="#f0a22e" fo:font-size="76%"/>
      </text:list-level-style-number>
      <text:list-level-style-number text:level="5" style:num-format="1" style:num-suffix=".">
        <style:list-level-properties text:space-before="1.20139in" text:min-label-width="0.5in"/>
        <style:text-properties fo:color="#f0a22e" fo:font-size="76%"/>
      </text:list-level-style-number>
      <text:list-level-style-number text:level="6" style:num-format="1" style:num-suffix=".">
        <style:list-level-properties text:space-before="1.50139in" text:min-label-width="0.5in"/>
        <style:text-properties fo:color="#f0a22e" fo:font-size="76%"/>
      </text:list-level-style-number>
      <text:list-level-style-number text:level="7" style:num-format="1" style:num-suffix=".">
        <style:list-level-properties text:space-before="1.70139in" text:min-label-width="0.5in"/>
        <style:text-properties fo:color="#f0a22e" fo:font-size="76%"/>
      </text:list-level-style-number>
      <text:list-level-style-number text:level="8" style:num-format="1" style:num-suffix=".">
        <style:list-level-properties text:space-before="1.90139in" text:min-label-width="0.5in"/>
        <style:text-properties fo:color="#f0a22e" fo:font-size="76%"/>
      </text:list-level-style-number>
      <text:list-level-style-number text:level="9" style:num-format="1" style:num-suffix=".">
        <style:list-level-properties text:space-before="2.10139in" text:min-label-width="0.5in"/>
        <style:text-properties fo:color="#f0a22e" fo:font-size="76%"/>
      </text:list-level-style-number>
    </text:list-style>
    <text:list-style style:name="a1428">
      <text:list-level-style-bullet text:level="1" text:bullet-char="">
        <style:list-level-properties text:space-before="0.19965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5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80035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1.10069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4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7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9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2.10104in" text:min-label-width="0.30556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30104in" text:min-label-width="0.30556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1463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152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117">
      <text:list-level-style-bullet text:level="1" text:bullet-char="Ø">
        <style:list-level-properties text:space-before="0in" text:min-label-width="0.5625in"/>
        <style:text-properties fo:color="#a5644e" fo:font-family="Wingdings" style:font-pitch="variable" fo:font-size="76%"/>
      </text:list-level-style-bullet>
      <text:list-level-style-bullet text:level="2" text:bullet-char="Ø">
        <style:list-level-properties text:space-before="0.30035in" text:min-label-width="0.5625in"/>
        <style:text-properties fo:color="#a5644e" fo:font-family="Wingdings" style:font-pitch="variable" fo:font-size="76%"/>
      </text:list-level-style-bullet>
      <text:list-level-style-bullet text:level="3" text:bullet-char="Ø">
        <style:list-level-properties text:space-before="0.60069in" text:min-label-width="0.5625in"/>
        <style:text-properties fo:color="#a5644e" fo:font-family="Wingdings" style:font-pitch="variable" fo:font-size="76%"/>
      </text:list-level-style-bullet>
      <text:list-level-style-bullet text:level="4" text:bullet-char="Ø">
        <style:list-level-properties text:space-before="0.90104in" text:min-label-width="0.5625in"/>
        <style:text-properties fo:color="#a5644e" fo:font-family="Wingdings" style:font-pitch="variable" fo:font-size="76%"/>
      </text:list-level-style-bullet>
      <text:list-level-style-bullet text:level="5" text:bullet-char="Ø">
        <style:list-level-properties text:space-before="1.20139in" text:min-label-width="0.5625in"/>
        <style:text-properties fo:color="#a5644e" fo:font-family="Wingdings" style:font-pitch="variable" fo:font-size="76%"/>
      </text:list-level-style-bullet>
      <text:list-level-style-bullet text:level="6" text:bullet-char="Ø">
        <style:list-level-properties text:space-before="1.50139in" text:min-label-width="0.5625in"/>
        <style:text-properties fo:color="#a5644e" fo:font-family="Wingdings" style:font-pitch="variable" fo:font-size="76%"/>
      </text:list-level-style-bullet>
      <text:list-level-style-bullet text:level="7" text:bullet-char="Ø">
        <style:list-level-properties text:space-before="1.70139in" text:min-label-width="0.5625in"/>
        <style:text-properties fo:color="#a5644e" fo:font-family="Wingdings" style:font-pitch="variable" fo:font-size="76%"/>
      </text:list-level-style-bullet>
      <text:list-level-style-bullet text:level="8" text:bullet-char="Ø">
        <style:list-level-properties text:space-before="1.90139in" text:min-label-width="0.5625in"/>
        <style:text-properties fo:color="#a5644e" fo:font-family="Wingdings" style:font-pitch="variable" fo:font-size="76%"/>
      </text:list-level-style-bullet>
      <text:list-level-style-bullet text:level="9" text:bullet-char="Ø">
        <style:list-level-properties text:space-before="2.10139in" text:min-label-width="0.5625in"/>
        <style:text-properties fo:color="#a5644e" fo:font-family="Wingdings" style:font-pitch="variable" fo:font-size="76%"/>
      </text:list-level-style-bullet>
    </text:list-style>
    <text:list-style style:name="a1466">
      <text:list-level-style-number text:level="1" style:num-format="1" style:num-suffix=".">
        <style:list-level-properties text:space-before="0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f0a22e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f0a22e" fo:font-family="Bookman Old Style" style:font-family-generic="roman" style:font-pitch="variable" fo:font-size="76%"/>
      </text:list-level-style-number>
    </text:list-style>
    <text:list-style style:name="a1155">
      <text:list-level-style-number text:level="1" style:num-format="1" style:num-suffix=".">
        <style:list-level-properties text:space-before="0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2" style:num-format="1" style:num-suffix=".">
        <style:list-level-properties text:space-before="0.30035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3" style:num-format="1" style:num-suffix=".">
        <style:list-level-properties text:space-before="0.6006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4" style:num-format="1" style:num-suffix=".">
        <style:list-level-properties text:space-before="0.90104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5" style:num-format="1" style:num-suffix=".">
        <style:list-level-properties text:space-before="1.2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6" style:num-format="1" style:num-suffix=".">
        <style:list-level-properties text:space-before="1.5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7" style:num-format="1" style:num-suffix=".">
        <style:list-level-properties text:space-before="1.7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8" style:num-format="1" style:num-suffix=".">
        <style:list-level-properties text:space-before="1.90139in" text:min-label-width="0.5625in"/>
        <style:text-properties fo:color="#bcbcbc" fo:font-family="Bookman Old Style" style:font-family-generic="roman" style:font-pitch="variable" fo:font-size="76%"/>
      </text:list-level-style-number>
      <text:list-level-style-number text:level="9" style:num-format="1" style:num-suffix=".">
        <style:list-level-properties text:space-before="2.10139in" text:min-label-width="0.5625in"/>
        <style:text-properties fo:color="#bcbcbc" fo:font-family="Bookman Old Style" style:font-family-generic="roman" style:font-pitch="variable" fo:font-size="76%"/>
      </text:list-level-style-number>
    </text:list-style>
  </office:automatic-styles>
  <office:body>
    <office:presentation>
      <draw:page draw:name="Slide1" draw:style-name="a867" draw:master-page-name="Master1-Layout1-title-Title-Slide" presentation:presentation-page-layout-name="Master1-PPL1">
        <draw:frame draw:id="id109" presentation:style-name="a870" draw:name="Title 1" svg:x="1.4566in" svg:y="3.98611in" svg:width="7.5in" svg:height="1.73264in" presentation:class="title" presentation:placeholder="false">
          <draw:text-box>
            <text:p text:style-name="a869" text:class-names="" text:cond-style-name=""><text:span text:style-name="a868" text:class-names="">Pokok Bahasan <text:s text:c="1"/>: Motivasi<text:line-break/>Sub Pokok Bahasan : Pengertian, Teori Motivasi,Bentuk Motivasi, Jenis Motivasi, Tantangan dan Alat2 Motivasi </text:span></text:p>
          </draw:text-box>
          <svg:desc/>
        </draw:frame>
        <draw:frame draw:id="id110" presentation:style-name="a875" draw:name="Subtitle 2" svg:x="1.33333in" svg:y="5.60417in" svg:width="7.5in" svg:height="0.58333in" presentation:class="subtitle" presentation:placeholder="false">
          <draw:text-box>
            <text:p text:style-name="a872" text:class-names="" text:cond-style-name=""><text:span text:style-name="a871" text:class-names="">By Erma Sulistyo Rini</text:span></text:p>
            <text:p text:style-name="a874" text:class-names="" text:cond-style-name=""><text:span text:style-name="a873" text:class-names=""/></text:p>
          </draw:text-box>
          <svg:desc/>
        </draw:frame>
        <draw:frame draw:id="id111" draw:style-name="a878" draw:name="TextBox 3" svg:x="0.27431in" svg:y="0.44271in" svg:width="4.01736in" svg:height="0.40451in">
          <draw:text-box>
            <text:p text:style-name="a877" text:class-names="" text:cond-style-name=""><text:span text:style-name="a876" text:class-names="">Pengantar Manajemen Umum </text:span></text:p>
          </draw:text-box>
          <svg:desc/>
        </draw:frame>
      </draw:page>
      <draw:page draw:name="Slide3" draw:style-name="a879" draw:master-page-name="Master1-Layout2-obj-Title-and-Content" presentation:presentation-page-layout-name="Master1-PPL2">
        <draw:frame draw:id="id112" presentation:style-name="a894" draw:name="Rectangle 2" svg:x="0.5in" svg:y="0.16667in" svg:width="9in" svg:height="1.06424in" presentation:class="title" presentation:placeholder="false">
          <draw:text-box>
            <text:p text:style-name="a893" text:class-names="" text:cond-style-name=""><text:span text:style-name="a880" text:class-names="">Asumsi</text:span><text:span text:style-name="a881" text:class-names=""><text:s text:c="1"/></text:span><text:span text:style-name="a882" text:class-names="">dasar</text:span><text:span text:style-name="a883" text:class-names=""><text:s text:c="1"/></text:span><text:span text:style-name="a884" text:class-names="">Mengenai</text:span><text:span text:style-name="a885" text:class-names=""><text:s text:c="1"/></text:span><text:span text:style-name="a886" text:class-names=""><text:line-break/></text:span><text:span text:style-name="a887" text:class-names="">Motivasi</text:span><text:span text:style-name="a888" text:class-names=""><text:s text:c="1"/></text:span><text:span text:style-name="a889" text:class-names="">dan</text:span><text:span text:style-name="a890" text:class-names=""><text:s text:c="1"/></text:span><text:span text:style-name="a891" text:class-names="">Memotivasi</text:span><text:span text:style-name="a892" text:class-names=""/></text:p>
          </draw:text-box>
          <svg:desc/>
        </draw:frame>
        <draw:frame draw:id="id113" presentation:style-name="a910" draw:name="Rectangle 3" svg:x="0.5in" svg:y="1.62326in" svg:width="9in" svg:height="4.64583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Motivasi biasanya diasumsikan sebagai hal yang baik</text:span></text:p>
              </text:list-item>
            </text:list>
            <text:list text:style-name="a902">
              <text:list-item>
                <text:p text:style-name="a901" text:class-names="" text:cond-style-name=""><text:span text:style-name="a898" text:class-names="">Motivasi adalah satu dari beberapa faktor yang<text:s text:c="1"/></text:span><text:span text:style-name="a899" text:class-names="">dapat<text:s text:c="1"/></text:span><text:span text:style-name="a900" text:class-names="">menentukan prestasi kerja</text:span></text:p>
              </text:list-item>
            </text:list>
            <text:list text:style-name="a906">
              <text:list-item>
                <text:p text:style-name="a905" text:class-names="" text:cond-style-name=""><text:span text:style-name="a903" text:class-names="">Motivasi merupakan peralatan yang dapat dipakai oleh manajer untuk mengatur hubungan pekerjaan dalam organisasi.</text:span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desc/>
        </draw:frame>
      </draw:page>
      <draw:page draw:name="Slide4" draw:style-name="a911" draw:master-page-name="Master1-Layout2-obj-Title-and-Content" presentation:presentation-page-layout-name="Master1-PPL2">
        <draw:frame draw:id="id125" presentation:style-name="a953" draw:name="Rectangle 5" svg:x="0.51215in" svg:y="0.34722in" svg:width="9.05556in" svg:height="6.07986in" presentation:class="outline" presentation:placeholder="false">
          <draw:text-box>
            <text:list text:style-name="a914">
              <text:list-item>
                <text:p text:style-name="a913" text:class-names="" text:cond-style-name="" text:id="id114"><text:span text:style-name="a912" text:class-names="">Pengertian Motivasi</text:span></text:p>
              </text:list-item>
            </text:list>
            <text:list text:style-name="a917">
              <text:list-item>
                <text:p text:style-name="a916" text:class-names="" text:cond-style-name="" text:id="id115"><text:span text:style-name="a915" text:class-names=""/></text:p>
              </text:list-item>
            </text:list>
            <text:list text:style-name="a921">
              <text:list-item>
                <text:p text:style-name="a920" text:class-names="" text:cond-style-name="" text:id="id116"><text:span text:style-name="a918" text:class-names="">Menurut<text:s text:c="1"/></text:span><text:span text:style-name="a919" text:class-names="">G.R. Terry</text:span></text:p>
              </text:list-item>
            </text:list>
            <text:list text:style-name="a926">
              <text:list-item>
                <text:p text:style-name="a925" text:class-names="" text:cond-style-name="" text:id="id117"><text:span text:style-name="a922" text:class-names=""><text:tab/></text:span><text:span text:style-name="a923" text:class-names="">Motivasi</text:span><text:span text:style-name="a924" text:class-names=""> adalah keinginan yang terdapat pada seorang individu yang merangsangnya untuk melakukan tindakan.</text:span></text:p>
              </text:list-item>
            </text:list>
            <text:list text:style-name="a929">
              <text:list-item>
                <text:p text:style-name="a928" text:class-names="" text:cond-style-name="" text:id="id118"><text:span text:style-name="a927" text:class-names=""><text:tab/>Motivasi yang ada pada seseorang merupakan kekuatan </text:span></text:p>
              </text:list-item>
            </text:list>
            <text:list text:style-name="a932">
              <text:list-item>
                <text:p text:style-name="a931" text:class-names="" text:cond-style-name="" text:id="id119"><text:span text:style-name="a930" text:class-names=""><text:tab/>pendorong yang akan mewujudkan suatu prilaku guna </text:span></text:p>
              </text:list-item>
            </text:list>
            <text:list text:style-name="a936">
              <text:list-item>
                <text:p text:style-name="a935" text:class-names="" text:cond-style-name="" text:id="id120"><text:span text:style-name="a933" text:class-names=""><text:tab/>mencapai tujuan kepuasan dirinya.</text:span><text:span text:style-name="a934" text:class-names=""/></text:p>
              </text:list-item>
            </text:list>
            <text:list text:style-name="a943">
              <text:list-item>
                <text:p text:style-name="a942" text:class-names="" text:cond-style-name="" text:id="id121"><text:span text:style-name="a937" text:class-names="">Motivasi</text:span><text:span text:style-name="a938" text:class-names=""> merupakan karakteristik psikologi manusia yang memberikan kontribusi pada tingkat komitmen seseorang, yang menjadi faktor-faktor yang menyebabkan, menyalurkan dan mempert</text:span><text:span text:style-name="a939" text:class-names="">a</text:span><text:span text:style-name="a940" text:class-names="">hankan tingkah laku manusia dalam arah tertentu.</text:span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 text:id="id122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 text:id="id123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 text:id="id124"><text:span text:style-name="a950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  <anim:transitionFilter smil:targetElement="id125" smil:type="fade" smil:subtype="crossfade" smil:fadeColor="forward" smil:dur="2.0s"/>
                </anim:par>
              </anim:par>
            </anim:par>
          </anim:seq>
        </anim:par>
      </draw:page>
      <draw:page draw:name="Slide13" draw:style-name="a954" draw:master-page-name="Master1-Layout2-obj-Title-and-Content" presentation:presentation-page-layout-name="Master1-PPL2">
        <draw:frame draw:id="id126" presentation:style-name="a963" draw:name="Rectangle 3" svg:x="0.43229in" svg:y="1.46701in" svg:width="9.05556in" svg:height="4.96007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5" text:class-names="">Motivasi adalah Keadaan dalam diri individu (dorongan/drive ) yang menyebabkan mereka berbuat sesuatu / berprilaku dalam memenuhi kebutuhan (mencapai tujuan)</text:span><text:span text:style-name="a956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Simpulan <text:s text:c="1"/>Motivasi adalah serangkaian karakter dalam diri manusia yang menyebabkan orang berprilaku dalam cara tertentu<text:s text:c="1"/></text:span><text:span text:style-name="a960" text:class-names=""/></text:p>
              </text:list-item>
            </text:list>
          </draw:text-box>
          <svg:desc/>
        </draw:frame>
      </draw:page>
      <draw:page draw:name="Slide27" draw:style-name="a964" draw:master-page-name="Master1-Layout2-obj-Title-and-Content" presentation:presentation-page-layout-name="Master1-PPL2">
        <draw:frame draw:id="id127" presentation:style-name="a967" draw:name="Title 1" svg:x="0.5in" svg:y="0.52083in" svg:width="9in" svg:height="0.72917in" presentation:class="title" presentation:placeholder="false">
          <draw:text-box>
            <text:p text:style-name="a966" text:class-names="" text:cond-style-name=""><text:span text:style-name="a965" text:class-names="">Proses timbulnya Motivasi </text:span></text:p>
          </draw:text-box>
          <svg:desc/>
        </draw:frame>
        <draw:frame draw:id="id128" presentation:style-name="a989" draw:name="Content Placeholder 2" svg:x="0.5in" svg:y="1.62326in" svg:width="9in" svg:height="5.10937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Kebutuhan yang belum terpenuhi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Mencari dan memilih cara – cara memuaskan kebutuhan 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Prilaku yang diarahkan pada tujuan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Evaluasi prestasi 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Imbalan atau hukuman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Kepuasan 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Menilai kembali kebutuhan yang belum terpenuhi </text:span></text:p>
              </text:list-item>
            </text:list>
          </draw:text-box>
          <svg:desc/>
        </draw:frame>
      </draw:page>
      <draw:page draw:name="Slide15" draw:style-name="a990" draw:master-page-name="Master1-Layout7-blank-Blank" presentation:presentation-page-layout-name="Master1-PPL7">
        <draw:frame draw:id="id130" presentation:style-name="a994" draw:name="Rectangle 3" svg:x="0.27431in" svg:y="0.52083in" svg:width="8in" svg:height="6.08333in" presentation:class="outline" presentation:placeholder="false">
          <draw:text-box>
            <text:list text:style-name="a993">
              <text:list-item>
                <text:p text:style-name="a992" text:class-names="" text:cond-style-name="" text:id="id129"><text:span text:style-name="a991" text:class-names="">Skema timbulnya motivasi</text:span></text:p>
              </text:list-item>
            </text:list>
          </draw:text-box>
          <svg:desc/>
        </draw:frame>
        <draw:custom-shape svg:x="0.66667in" svg:y="2.91667in" svg:width="1.75in" svg:height="0.5in" draw:id="id131" draw:style-name="a997" draw:name="Rectangle 4">
          <svg:desc/>
          <text:p text:style-name="a996" text:class-names="" text:cond-style-name=""><text:span text:style-name="a995" text:class-names="">Kebutuha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6667in" svg:y="2.91667in" svg:width="1.83333in" svg:height="0.5in" draw:id="id132" draw:style-name="a1000" draw:name="Rectangle 10">
          <svg:desc/>
          <text:p text:style-name="a999" text:class-names="" text:cond-style-name=""><text:span text:style-name="a998" text:class-names="">Tindaka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1667in" svg:y="2.91667in" svg:width="1.83333in" svg:height="0.5in" draw:id="id133" draw:style-name="a1003" draw:name="Rectangle 11">
          <svg:desc/>
          <text:p text:style-name="a1002" text:class-names="" text:cond-style-name=""><text:span text:style-name="a1001" text:class-names="">Semanga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1667in" svg:y="2.91667in" svg:width="1.83333in" svg:height="0.5in" draw:id="id134" draw:style-name="a1006" draw:name="Rectangle 12">
          <svg:desc/>
          <text:p text:style-name="a1005" text:class-names="" text:cond-style-name=""><text:span text:style-name="a1004" text:class-names="">Kepuasa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in" svg:y="3.25in" svg:width="0.41667in" svg:height="0in" draw:id="id135" draw:style-name="a1010" draw:name="Line 13">
          <svg:desc/>
          <text:p text:style-name="a1008" text:class-names="" text:cond-style-name=""><text:span text:style-name="a10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5in" svg:y="3.25in" svg:width="0.41667in" svg:height="0in" draw:id="id136" draw:style-name="a1014" draw:name="Line 14"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in" svg:y="3.16667in" svg:width="0.41667in" svg:height="0in" draw:id="id137" draw:style-name="a1018" draw:name="Line 16">
          <svg:desc/>
          <text:p text:style-name="a1016" text:class-names="" text:cond-style-name=""><text:span text:style-name="a10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33333in" svg:y="3.5in" svg:width="0in" svg:height="1.16667in" draw:id="id138" draw:style-name="a1021" draw:name="Line 17"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58333in" svg:y="4.66667in" svg:width="6.75in" svg:height="0in" draw:id="id139" draw:style-name="a1024" draw:name="Line 18">
          <svg:desc/>
          <text:p text:style-name="a1023" text:class-names="" text:cond-style-name=""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58333in" svg:y="3.5in" svg:width="0in" svg:height="1.16667in" draw:id="id140" draw:style-name="a1028" draw:name="Line 19"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29" anim:iterate-type="by-letter" anim:iterate-interval="PT0.050000S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fade" smil:subtype="crossfade" smil:fadeColor="forward" smil:begin="0.0s" smil:dur="0.5s"/>
                </anim:iterate>
              </anim:par>
            </anim:par>
          </anim:seq>
        </anim:par>
      </draw:page>
      <draw:page draw:name="Slide16" draw:style-name="a1029" draw:master-page-name="Master1-Layout7-blank-Blank" presentation:presentation-page-layout-name="Master1-PPL7">
        <draw:frame draw:id="id141" draw:style-name="a1071" draw:name="TextBox 1" svg:x="0.35417in" svg:y="0.36458in" svg:width="9.05556in" svg:height="7.06771in">
          <draw:text-box>
            <text:p text:style-name="a1031" text:class-names="" text:cond-style-name=""><text:span text:style-name="a1030" text:class-names="">Penggolongan Motivasi :</text:span></text:p>
            <text:list text:style-name="a1034">
              <text:list-item>
                <text:p text:style-name="a1033" text:class-names="" text:cond-style-name=""><text:span text:style-name="a1032" text:class-names="">Motivasi Ekstrinsik atau Eksternal </text:span></text:p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Motivasi atau keinginan yang datang dari luar diri individu atau luar diri pekerja <text:s text:c="1"/>yang lebih muda dikelola oleh manajemen perusahaan. Hasilnya bisa positif dan negatif </text:span></text:p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Bentuknya <text:s text:c="1"/>dapat berupa Imbalan (reward) dan Hukuman (pusnisment)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Misalnya <text:s text:c="1"/>: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p text:style-name="a1045" text:class-names="" text:cond-style-name=""><text:span text:style-name="a1044" text:class-names="">Bagi pekerja yang bersedia mencurahkan segala daya dan upayannya untuk mengembangkan perusahaan bisa diasumsikan karna mengharapkan adanyaa imbalan yang dijanjikan <text:s text:c="1"/>seperti promosi, kenaikan gaji atau bonus dsb atau sebaliknya 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p text:style-name="a1048" text:class-names="" text:cond-style-name=""><text:span text:style-name="a1047" text:class-names="">Bagi pekerja yang bekerja dengan giat karna menghindari hukuman seperti pemotongan gaji dsb</text:span></text:p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/></text:p>
                  </text:list-item>
                </text:list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Motivasi Intrinsik atau internal </text:span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Motivasi atau keinginan yang datang dari dalam diri individu atau dalam diri pekerja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Bentuknya berupa semangat, minat dan obsesi 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2" text:class-names="">Misalnya <text:s text:c="1"/>: para pekerja ingin mengembangkan perusahaannya dan ingin melihat perusahaan maju karna ybs ikut merintis dari awal perusahaan berdiri<text:s text:c="1"/></text:span><text:span text:style-name="a1063" text:class-names=""/></text:p>
                  </text:list-item>
                </text:list>
              </text:list-item>
            </text:list>
            <text:p text:style-name="a1067" text:class-names="" text:cond-style-name=""><text:span text:style-name="a1066" text:class-names=""/></text:p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desc/>
        </draw:frame>
      </draw:page>
      <draw:page draw:name="Slide14" draw:style-name="a1072" draw:master-page-name="Master1-Layout2-obj-Title-and-Content" presentation:presentation-page-layout-name="Master1-PPL2">
        <draw:frame draw:id="id142" presentation:style-name="a1075" draw:name="Title 1" svg:x="0.51215in" svg:y="0.36458in" svg:width="9in" svg:height="0.64931in" presentation:class="title" presentation:placeholder="false">
          <draw:text-box>
            <text:p text:style-name="a1074" text:class-names="" text:cond-style-name=""><text:span text:style-name="a1073" text:class-names="">Teori Motivasi </text:span></text:p>
          </draw:text-box>
          <svg:desc/>
        </draw:frame>
        <draw:frame draw:id="id143" presentation:style-name="a1099" draw:name="Content Placeholder 2" svg:x="0.5in" svg:y="1.33333in" svg:width="9in" svg:height="5.56597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Teori <text:s text:c="1"/>Frederick W Taylor 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Frederick W <text:s text:c="1"/>Taylor, dipandang sebagai perintis dalam studi sikap dan motivasi manusia dalam bekerja 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2" text:class-names="">Dalam bukunya The Principles Of Scientific Management, 1911 berpendapat bahwa “<text:s text:c="1"/></text:span><text:span text:style-name="a1083" text:class-names="">faktor utama yang mendorong para pegawai untuk bekerja giat adalah kompensasi keuangan yang diberikan “.<text:s text:c="1"/></text:span><text:span text:style-name="a1084" text:class-names=""> Artinya semakin banyak upah atau gaji yang diberikan maka semakin giat seseorang itu dalam bekerja 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7" text:class-names="">Berdasarkan teori tersebut taylor mengembangkan sistem kerja dan sistem pembayaran upah kepada prinsip “<text:s text:c="1"/></text:span><text:span text:style-name="a1088" text:class-names="">makin produktif kerja seseorang maka makin besar upah yang dibayarkan <text:s text:c="1"/>kepadanya “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1" text:class-names="">Simpulan <text:s text:c="1"/>:<text:s text:c="1"/></text:span><text:span text:style-name="a1092" text:class-names=""> Taylor berpendapat bahwa <text:s text:c="1"/>semakin besar upah/gaji yang diterima maka semakin besar juga motivasi sesorang untuk bekerja <text:s text:c="1"/></text:span><text:span text:style-name="a1093" text:class-names=""/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ext:list-item>
            </text:list>
          </draw:text-box>
          <svg:desc/>
        </draw:frame>
      </draw:page>
      <draw:page draw:name="Slide17" draw:style-name="a1100" draw:master-page-name="Master1-Layout2-obj-Title-and-Content" presentation:presentation-page-layout-name="Master1-PPL2">
        <draw:frame draw:id="id144" presentation:style-name="a1126" draw:name="Content Placeholder 2" svg:x="0.5in" svg:y="0.60069in" svg:width="9in" svg:height="6.37847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Teori Douglas Mc Gregor ( Teori X dan Y)</text:span></text:p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>Adalah seorang pakar dalam “ Behavioral Science “ yaitu studi mengenai sikap manusia dengan memperhatikan sikap para manajer kepada para bawahannya, tahun 1960</text:span></text:p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>Berdasarkan pengamatan tersebut Douglas mengemukakan bahwa ada 2 perbedaan pandangan para manajer terhadap bawahannya yaitu disebut dengan teori X dan teori <text:s text:c="1"/>Y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0" text:class-names="">Teori X </text:span><text:span text:style-name="a1111" text:class-names=""></text:span><text:span text:style-name="a1112" text:class-names=""><text:s text:c="1"/></text:span><text:span text:style-name="a1113" text:class-names="">Manajer memandang rendah bawahannya</text:span><text:span text:style-name="a1114" text:class-names=""> jika para pekerja tersebut memiliki ciri – ciri sebagai berikut :<text:s text:c="1"/></text:span><text:span text:style-name="a1115" text:class-names="">Malas, Tidak ada Ambisi, Kurang Bertanggung Jawab, Mementingkan Diri Sendiri dan Tidak Suka Perubahan. 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18" text:class-names="">Sikap para manajer dalam memperlakukan pekerja dengan teori X adalah </text:span><text:span text:style-name="a1119" text:class-names=""></text:span><text:span text:style-name="a1120" text:class-names=""> bersikap keras, menekankan pada kekuasaan dan membatasi inisiatif pegawa. 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ext:list-item>
            </text:list>
          </draw:text-box>
          <svg:desc/>
        </draw:frame>
      </draw:page>
      <draw:page draw:name="Slide18" draw:style-name="a1127" draw:master-page-name="Master1-Layout2-obj-Title-and-Content" presentation:presentation-page-layout-name="Master1-PPL2">
        <draw:frame draw:id="id145" presentation:style-name="a1142" draw:name="Content Placeholder 2" svg:x="0.5in" svg:y="1.30903in" svg:width="9in" svg:height="5.42361in" presentation:class="outline" presentation:placeholder="false">
          <draw:text-box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28" text:class-names="">Teori Y </text:span><text:span text:style-name="a1129" text:class-names=""></text:span><text:span text:style-name="a1130" text:class-names=""><text:s text:c="1"/></text:span><text:span text:style-name="a1131" text:class-names="">Manajer memandang baik terhadap bawahannnya,<text:s text:c="1"/></text:span><text:span text:style-name="a1132" text:class-names="">dengan ciri – ciri sebagai berikut :<text:s text:c="1"/></text:span><text:span text:style-name="a1133" text:class-names="">energitik, berambisi dan siap memegang tanggung jawab, pandai <text:s text:c="1"/>dan tidak mementingkan diri sendiri <text:s text:c="1"/></text:span></text:p>
                  </text:list-item>
                </text:list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Sikap para manajer memperlakukan pekerja dalam teori Y lebih menggalakan pegawai untuk bekerja sacara independen, mempunyai inisiatif dan mendorong pegawai untuk mengembangkan kemahirannya 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Simpulan <text:s text:c="1"/>: <text:s text:c="1"/>Mc Gregor berpendapat bahwa dalam penerapannya teori Y akan lebih berhasil dalam memotivasi bawahannya untuk bekerja lebih efektif</text:span></text:p>
              </text:list-item>
            </text:list>
          </draw:text-box>
          <svg:desc/>
        </draw:frame>
      </draw:page>
      <draw:page draw:name="Slide19" draw:style-name="a1143" draw:master-page-name="Master1-Layout2-obj-Title-and-Content" presentation:presentation-page-layout-name="Master1-PPL2">
        <draw:frame draw:id="id146" presentation:style-name="a1178" draw:name="Content Placeholder 2" svg:x="0.5in" svg:y="0.83681in" svg:width="9in" svg:height="6.0625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Teori Maslow ( Jenjang Kebutuhan )</text:span></text:p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Abraham Maslow adalah seorang psikolog </text:span></text:p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Tahun 1943 Maslow mengambangkan teorinya yang dikenal dengan “ teori kebutuhan “ yang dibedakan menjadi :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p text:style-name="a1154" text:class-names="" text:cond-style-name=""><text:span text:style-name="a1153" text:class-names="">Kebutuhan Physiological 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p text:style-name="a1157" text:class-names="" text:cond-style-name=""><text:span text:style-name="a1156" text:class-names="">Yaitu kebutuhan yang sangat penting untuk mempertahankan hidup. <text:s text:c="1"/>Seperti kebutuhan pokok contoh makanan, pakaian, perumahan, hiburan dan pendidika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list text:style-name="a1177">
                          <text:list-item>
                            <text:p text:style-name="a1176" text:class-names="" text:cond-style-name=""><text:span text:style-name="a1159" text:class-names="">Dalam terapannya didunia kerja <text:s text:c="1"/>karyawan membutuhkan <text:s text:c="1"/>: <text:s text:c="1"/></text:span><text:span text:style-name="a1160" text:class-names="">Ruang istirahat</text:span><text:span text:style-name="a1161" text:class-names=""> untuk karyawan</text:span><text:span text:style-name="a1162" text:class-names="">,</text:span><text:span text:style-name="a1163" text:class-names=""><text:s text:c="1"/></text:span><text:span text:style-name="a1164" text:class-names=""> berhenti<text:s text:c="1"/></text:span><text:span text:style-name="a1165" text:class-names="">aktivitas untuk<text:s text:c="1"/></text:span><text:span text:style-name="a1166" text:class-names="">makan siang,<text:s text:c="1"/></text:span><text:span text:style-name="a1167" text:class-names=""><text:s text:c="1"/></text:span><text:span text:style-name="a1168" text:class-names="">udara bersih untuk bernafas, air untuk minum,<text:s text:c="1"/></text:span><text:span text:style-name="a1169" text:class-names=""> pemberian cuti hari raya/</text:span><text:span text:style-name="a1170" text:class-names="">lebaran,</text:span><text:span text:style-name="a1171" text:class-names=""> dan sebagainya<text:s text:c="1"/></text:span><text:span text:style-name="a1172" text:class-names=""><text:s text:c="1"/></text:span><text:span text:style-name="a1173" text:class-names=""><text:s text:c="1"/></text:span><text:span text:style-name="a1174" text:class-names=""><text:s text:c="3"/></text:span><text:span text:style-name="a117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20" draw:style-name="a1179" draw:master-page-name="Master1-Layout2-obj-Title-and-Content" presentation:presentation-page-layout-name="Master1-PPL2">
        <draw:frame draw:id="id147" presentation:style-name="a1210" draw:name="Content Placeholder 2" svg:x="0.35417in" svg:y="0.28472in" svg:width="9.14583in" svg:height="6.69444in" presentation:class="outline" presentation:placeholder="false">
          <draw:text-box>
            <text:list text:style-name="a1182">
              <text:list-item>
                <text:list text:style-name="a1182">
                  <text:list-item>
                    <text:list text:style-name="a1182">
                      <text:list-item>
                        <text:p text:style-name="a1181" text:class-names="" text:cond-style-name=""><text:span text:style-name="a1180" text:class-names="">Kebutuhan Security atau Rasa Aman</text:span></text:p>
                      </text:list-item>
                    </text:list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list text:style-name="a1185">
                      <text:list-item>
                        <text:list text:style-name="a1185">
                          <text:list-item>
                            <text:p text:style-name="a1184" text:class-names="" text:cond-style-name=""><text:span text:style-name="a1183" text:class-names="">Yaitu kebutuhan manusia akan rasa aman dan perlindungan dari kejahatan fisik dan emosional 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list text:style-name="a1196">
                      <text:list-item>
                        <text:list text:style-name="a1196">
                          <text:list-item>
                            <text:p text:style-name="a1195" text:class-names="" text:cond-style-name=""><text:span text:style-name="a1186" text:class-names="">Dalam<text:s text:c="1"/></text:span><text:span text:style-name="a1187" text:class-names="">penerapan di dunia kerja <text:s text:c="1"/>adanya kebutuhan<text:s text:c="1"/></text:span><text:span text:style-name="a1188" text:class-names="">Pengembangan karyawan</text:span><text:span text:style-name="a1189" text:class-names=""><text:s text:c="2"/>( promosi, pendidikan dan pelatihan )</text:span><text:span text:style-name="a1190" text:class-names="">, kondisi<text:s text:c="1"/></text:span><text:span text:style-name="a1191" text:class-names=""><text:s text:c="1"/></text:span><text:span text:style-name="a1192" text:class-names="">kerja yg aman</text:span><text:span text:style-name="a1193" text:class-names=""> (jaminan sosial tenaga kerja, kecelakaan kerja, <text:s text:c="1"/>jaminan pensiun, <text:s text:c="1"/>jaminan asuransi <text:s text:c="1"/>dan adanya sistem penanganan keluhan, tunjangan hari tua<text:s text:c="1"/></text:span><text:span text:style-name="a119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list text:style-name="a1199">
                      <text:list-item>
                        <text:p text:style-name="a1198" text:class-names="" text:cond-style-name=""><text:span text:style-name="a1197" text:class-names="">Kebutuhan Sosial </text:span></text:p>
                      </text:list-item>
                    </text:list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list text:style-name="a1203">
                      <text:list-item>
                        <text:list text:style-name="a1203">
                          <text:list-item>
                            <text:p text:style-name="a1202" text:class-names="" text:cond-style-name=""><text:span text:style-name="a1200" text:class-names="">Yaitu kebutuhan manusia akan kasih sayang sehingga meningkatkan <text:s text:c="1"/>kepuasan dalam<text:s text:c="1"/></text:span><text:span text:style-name="a1201" text:class-names=""> hubungan sosial <text:s text:c="1"/>seperti cinta, persahabatan, perasaan memiliki dan diterima dalam lingkungannya , rasa kekeluargaan ds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list text:style-name="a1206">
                          <text:list-item>
                            <text:p text:style-name="a1205" text:class-names="" text:cond-style-name=""><text:span text:style-name="a1204" text:class-names="">Dalam penerapan didunia kerja <text:s text:c="1"/>adanya kelompok – kelompok kerja formal dan informal, kegiatan yang disponsori perusahaan dan acara tau event <text:s text:c="1"/>peringata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desc/>
        </draw:frame>
      </draw:page>
      <draw:page draw:name="Slide21" draw:style-name="a1211" draw:master-page-name="Master1-Layout2-obj-Title-and-Content" presentation:presentation-page-layout-name="Master1-PPL2">
        <draw:frame draw:id="id148" presentation:style-name="a1226" draw:name="Content Placeholder 2" svg:x="-0.27604in" svg:y="0.67882in" svg:width="10.00174in" svg:height="6.05382in" presentation:class="outline" presentation:placeholder="false">
          <draw:text-box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p text:style-name="a1213" text:class-names="" text:cond-style-name=""><text:span text:style-name="a1212" text:class-names="">Self Actualiz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list text:style-name="a1217">
                              <text:list-item>
                                <text:p text:style-name="a1216" text:class-names="" text:cond-style-name=""><text:span text:style-name="a1215" text:class-names="">Yaitu kebutuhan aktualisasi diri atau keinginan untuk mencapai kedudukan penting dalam masyarakat dan dihormati orang , contohnya status , kedudukan, kepercayaan diri, pengakuan, reputasi, prestasi, apresiasi kehormatan diri dan penghargaa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list text:style-name="a1220">
                          <text:list-item>
                            <text:list text:style-name="a1220">
                              <text:list-item>
                                <text:p text:style-name="a1219" text:class-names="" text:cond-style-name=""><text:span text:style-name="a1218" text:class-names="">Kebutuhan ini paling sukar untuk dicapai dan memerlukan usaha yang lebih besar dari pada usaha untuk mencapai tujuan yang lai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list text:style-name="a1225">
                          <text:list-item>
                            <text:list text:style-name="a1225">
                              <text:list-item>
                                <text:p text:style-name="a1224" text:class-names="" text:cond-style-name=""><text:span text:style-name="a1221" text:class-names="">Dalam penerapan didunia kerja adanya kekuasaan, ego, promosi, hadiah, pengakuan jabatan, m</text:span><text:span text:style-name="a1222" text:class-names="">enyelesaikan penugasan-penugasan yang<text:s text:c="1"/></text:span><text:span text:style-name="a1223" text:class-names="">bersifat menantang, melakukan pekerjaan kreatif dan pengembangan keterampila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22" draw:style-name="a1227" draw:master-page-name="Master1-Layout2-obj-Title-and-Content" presentation:presentation-page-layout-name="Master1-PPL2">
        <draw:frame draw:id="id149" presentation:style-name="a1231" draw:name="Content Placeholder 2" svg:x="0.5in" svg:y="1.33333in" svg:width="9in" svg:height="5.39931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Simpulan : Maslow berpendapat bahwa <text:s text:c="1"/>jika semua kebutuhan tersebut terpenuhi maka seorang karyawan atau pekerja itu akan memiliki motivasi yang baik dalam menyelesaiakan pekerjaannya <text:s text:c="1"/></text:span></text:p>
              </text:list-item>
            </text:list>
          </draw:text-box>
          <svg:desc/>
        </draw:frame>
      </draw:page>
      <draw:page draw:name="Slide26" draw:style-name="a1232" draw:master-page-name="Master1-Layout2-obj-Title-and-Content" presentation:presentation-page-layout-name="Master1-PPL2">
        <draw:frame draw:id="id150" presentation:style-name="a1235" draw:name="Rectangle 2" svg:x="0.82639in" svg:y="0.83681in" svg:width="9.17361in" svg:height="0.78646in" presentation:class="title" presentation:placeholder="false">
          <draw:text-box>
            <text:p text:style-name="a1234" text:class-names="" text:cond-style-name=""><text:span text:style-name="a1233" text:class-names="">HIRARKI KEBUTUHAN MASLOW</text:span></text:p>
          </draw:text-box>
          <svg:desc/>
        </draw:frame>
        <draw:custom-shape svg:x="0.90451in" svg:y="2.01736in" svg:width="2.52083in" svg:height="4.80382in" draw:id="id151" draw:style-name="a1238" draw:name="Line 3">
          <svg:desc/>
          <text:p text:style-name="a1237" text:class-names="" text:cond-style-name=""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90451in" svg:y="6.82118in" svg:width="4.96181in" svg:height="0in" draw:id="id152" draw:style-name="a1241" draw:name="Line 4"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2535in" svg:y="2.01736in" svg:width="2.44097in" svg:height="4.80382in" draw:id="id153" draw:style-name="a1244" draw:name="Line 5">
          <svg:desc/>
          <text:p text:style-name="a1243" text:class-names="" text:cond-style-name=""><text:span text:style-name="a12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37847in" svg:y="5.95486in" svg:width="4.01563in" svg:height="0in" draw:id="id154" draw:style-name="a1247" draw:name="Line 6">
          <svg:desc/>
          <text:p text:style-name="a1246" text:class-names="" text:cond-style-name=""><text:span text:style-name="a12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5243in" svg:y="5.08854in" svg:width="3.14757in" svg:height="0in" draw:id="id155" draw:style-name="a1250" draw:name="Line 7">
          <svg:desc/>
          <text:p text:style-name="a1249" text:class-names="" text:cond-style-name=""><text:span text:style-name="a12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24306in" svg:y="4.22222in" svg:width="2.28472in" svg:height="0in" draw:id="id156" draw:style-name="a1253" draw:name="Line 8">
          <svg:desc/>
          <text:p text:style-name="a1252" text:class-names="" text:cond-style-name=""><text:span text:style-name="a12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71701in" svg:y="3.3559in" svg:width="1.41667in" svg:height="0in" draw:id="id157" draw:style-name="a1256" draw:name="Line 9">
          <svg:desc/>
          <text:p text:style-name="a1255" text:class-names="" text:cond-style-name=""><text:span text:style-name="a12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8" draw:style-name="a1259" draw:name="Text Box 10" svg:x="6.10243in" svg:y="6.25in" svg:width="2.28472in" svg:height="0.43403in">
          <draw:text-box>
            <text:p text:style-name="a1258" text:class-names="" text:cond-style-name=""><text:span text:style-name="a1257" text:class-names="">FISIOLOGIS</text:span></text:p>
          </draw:text-box>
          <svg:desc/>
        </draw:frame>
        <draw:frame draw:id="id159" draw:style-name="a1262" draw:name="Text Box 11" svg:x="6.10243in" svg:y="5.38368in" svg:width="2.36285in" svg:height="0.43403in">
          <draw:text-box>
            <text:p text:style-name="a1261" text:class-names="" text:cond-style-name=""><text:span text:style-name="a1260" text:class-names="">KEAMANAN</text:span></text:p>
          </draw:text-box>
          <svg:desc/>
        </draw:frame>
        <draw:frame draw:id="id160" draw:style-name="a1265" draw:name="Text Box 12" svg:x="6.10243in" svg:y="4.51736in" svg:width="2.28472in" svg:height="0.43403in">
          <draw:text-box>
            <text:p text:style-name="a1264" text:class-names="" text:cond-style-name=""><text:span text:style-name="a1263" text:class-names="">SOSIAL</text:span></text:p>
          </draw:text-box>
          <svg:desc/>
        </draw:frame>
        <draw:frame draw:id="id161" draw:style-name="a1268" draw:name="Text Box 13" svg:x="6.10243in" svg:y="3.51389in" svg:width="1.57465in" svg:height="0.76736in">
          <draw:text-box>
            <text:p text:style-name="a1267" text:class-names="" text:cond-style-name=""><text:span text:style-name="a1266" text:class-names="">HARGA DIRI</text:span></text:p>
          </draw:text-box>
          <svg:desc/>
        </draw:frame>
        <draw:frame draw:id="id162" draw:style-name="a1271" draw:name="Text Box 14" svg:x="6.10243in" svg:y="2.6684in" svg:width="2.44097in" svg:height="0.76736in">
          <draw:text-box>
            <text:p text:style-name="a1270" text:class-names="" text:cond-style-name=""><text:span text:style-name="a1269" text:class-names="">AKTUALISASI DIRI</text:span></text:p>
          </draw:text-box>
          <svg:desc/>
        </draw:frame>
        <draw:custom-shape svg:x="3.66146in" svg:y="6.48611in" svg:width="2.44097in" svg:height="0in" draw:id="id163" draw:style-name="a1275" draw:name="Line 15">
          <svg:desc/>
          <text:p text:style-name="a1273" text:class-names="" text:cond-style-name=""><text:span text:style-name="a12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6146in" svg:y="5.61979in" svg:width="2.44097in" svg:height="0in" draw:id="id164" draw:style-name="a1279" draw:name="Line 16">
          <svg:desc/>
          <text:p text:style-name="a1277" text:class-names="" text:cond-style-name=""><text:span text:style-name="a12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6146in" svg:y="4.75347in" svg:width="2.44097in" svg:height="0in" draw:id="id165" draw:style-name="a1283" draw:name="Line 17">
          <svg:desc/>
          <text:p text:style-name="a1281" text:class-names="" text:cond-style-name=""><text:span text:style-name="a12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6146in" svg:y="3.88715in" svg:width="2.44097in" svg:height="0in" draw:id="id166" draw:style-name="a1287" draw:name="Line 18">
          <svg:desc/>
          <text:p text:style-name="a1285" text:class-names="" text:cond-style-name=""><text:span text:style-name="a12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6146in" svg:y="3.04167in" svg:width="2.44097in" svg:height="0in" draw:id="id167" draw:style-name="a1291" draw:name="Line 19">
          <svg:desc/>
          <text:p text:style-name="a1289" text:class-names="" text:cond-style-name=""><text:span text:style-name="a12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43229in" svg:y="2.01736in" svg:width="0in" svg:height="4.80382in" draw:id="id168" draw:style-name="a1295" draw:name="Line 20">
          <svg:desc/>
          <text:p text:style-name="a1293" text:class-names="" text:cond-style-name=""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9" draw:style-name="a1298" draw:name="Text Box 21" svg:x="0.27431in" svg:y="3.24479in" svg:width="1.73264in" svg:height="0.76736in">
          <draw:text-box>
            <text:p text:style-name="a1297" text:class-names="" text:cond-style-name=""><text:span text:style-name="a1296" text:class-names="">Rangkaian Kepuasan</text:span></text:p>
          </draw:text-box>
          <svg:desc/>
        </draw:frame>
        <draw:frame draw:id="id170" draw:style-name="a1301" draw:name="Text Box 22" svg:x="3.1875in" svg:y="6.25in" svg:width="0.55208in" svg:height="0.5in">
          <draw:text-box>
            <text:p text:style-name="a1300" text:class-names="" text:cond-style-name=""><text:span text:style-name="a1299" text:class-names="">1</text:span></text:p>
          </draw:text-box>
          <svg:desc/>
        </draw:frame>
        <draw:frame draw:id="id171" draw:style-name="a1304" draw:name="Text Box 23" svg:x="3.18924in" svg:y="5.38368in" svg:width="0.55208in" svg:height="0.5in">
          <draw:text-box>
            <text:p text:style-name="a1303" text:class-names="" text:cond-style-name=""><text:span text:style-name="a1302" text:class-names="">2</text:span></text:p>
          </draw:text-box>
          <svg:desc/>
        </draw:frame>
        <draw:frame draw:id="id172" draw:style-name="a1307" draw:name="Text Box 24" svg:x="3.18924in" svg:y="4.48958in" svg:width="0.55208in" svg:height="0.5in">
          <draw:text-box>
            <text:p text:style-name="a1306" text:class-names="" text:cond-style-name=""><text:span text:style-name="a1305" text:class-names="">3</text:span></text:p>
          </draw:text-box>
          <svg:desc/>
        </draw:frame>
        <draw:frame draw:id="id173" draw:style-name="a1310" draw:name="Text Box 25" svg:x="3.18924in" svg:y="3.62326in" svg:width="0.55208in" svg:height="0.5in">
          <draw:text-box>
            <text:p text:style-name="a1309" text:class-names="" text:cond-style-name=""><text:span text:style-name="a1308" text:class-names="">4</text:span></text:p>
          </draw:text-box>
          <svg:desc/>
        </draw:frame>
        <draw:frame draw:id="id174" draw:style-name="a1313" draw:name="Text Box 26" svg:x="3.18924in" svg:y="2.77778in" svg:width="0.55208in" svg:height="0.5in">
          <draw:text-box>
            <text:p text:style-name="a1312" text:class-names="" text:cond-style-name=""><text:span text:style-name="a1311" text:class-names="">5</text:span></text:p>
          </draw:text-box>
          <svg:desc/>
        </draw:frame>
        <draw:frame draw:id="id175" draw:style-name="a1316" draw:transform="translate(-0.86632in -0.25521in) rotate(1.5708) translate(9.03472in 5.95486in)" draw:name="Text Box 27" svg:width="1.73264in" svg:height="0.51042in">
          <draw:text-box>
            <text:p text:style-name="a1315" text:class-names="" text:cond-style-name=""><text:span text:style-name="a1314" text:class-names="">PRIMER</text:span></text:p>
          </draw:text-box>
          <svg:desc/>
        </draw:frame>
        <draw:frame draw:id="id176" draw:style-name="a1319" draw:transform="translate(-1.53559in -0.25521in) rotate(1.5708) translate(9.03472in 3.55295in)" draw:name="Text Box 28" svg:width="3.07118in" svg:height="0.51042in">
          <draw:text-box>
            <text:p text:style-name="a1318" text:class-names="" text:cond-style-name=""><text:span text:style-name="a1317" text:class-names="">SEKUNDER</text:span></text:p>
          </draw:text-box>
          <svg:desc/>
        </draw:frame>
      </draw:page>
      <draw:page draw:name="Slide23" draw:style-name="a1320" draw:master-page-name="Master1-Layout2-obj-Title-and-Content" presentation:presentation-page-layout-name="Master1-PPL2">
        <draw:frame draw:id="id177" presentation:style-name="a1339" draw:name="Content Placeholder 2" svg:x="0.5in" svg:y="0.28472in" svg:width="9in" svg:height="6.93056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Teori Ekspektasi </text:span></text:p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Teori ini menerangkan bahwa kesungguhan dan motivasi seseorang dalam bekerja sangat dipengaruhi oleh ekspektasi tentang hal – hal yang dapat dicapainya dalam perusahaan 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Misalnya <text:s text:c="1"/>; sampai dimana atau sejauh mana gaji dan pangkat yang mungkin dapat dicapainya dalam perusahaan tersebut artinya semakin besar peluang yang tersedia maka semakin samangat seseorang itu bekerja</text:span></text:p>
                  </text:list-item>
                </text:list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Teori Persamaan Hak </text:span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Teori in menekankan pada sikap pekerja dalam menghadapi perlakuan yang berbeda terhadap pegawai yang ada dalam perusahaan yang relatif sama kedudukannya.</text:span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Misalnya dengan latar belakang pendidikan sama tetapi ada perbedaan perlakuan <text:s text:c="1"/>seperti posisi dan gaji lebih baik/tinggi <text:s text:c="1"/>dari karyawan lain sehingga hal ini akan mempengaruhi produktivitas pekerja </text:span></text:p>
                  </text:list-item>
                </text:list>
              </text:list-item>
            </text:list>
          </draw:text-box>
          <svg:desc/>
        </draw:frame>
      </draw:page>
      <draw:page draw:name="Slide25" draw:style-name="a1340" draw:master-page-name="Master1-Layout2-obj-Title-and-Content" presentation:presentation-page-layout-name="Master1-PPL2">
        <draw:frame draw:id="id178" presentation:style-name="a1435" draw:name="Rectangle 3" svg:x="0.5in" svg:y="0.2066in" svg:width="9in" svg:height="6.92882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Tantangan dalam Motivasi 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4" text:class-names="">Dalam menerapkan praktenya ada beberapa tantangan yang <text:s text:c="1"/>sering dihadapi seperti :</text:span><text:span text:style-name="a1345" text:class-names=""/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48" text:class-names="">Kebutuhan</text:span><text:span text:style-name="a1349" text:class-names=""><text:s text:c="1"/></text:span><text:span text:style-name="a1350" text:class-names="">sangat</text:span><text:span text:style-name="a1351" text:class-names=""><text:s text:c="1"/></text:span><text:span text:style-name="a1352" text:class-names="">berbeda</text:span><text:span text:style-name="a1353" text:class-names=""><text:s text:c="1"/></text:span><text:span text:style-name="a1354" text:class-names="">pada</text:span><text:span text:style-name="a1355" text:class-names=""><text:s text:c="1"/></text:span><text:span text:style-name="a1356" text:class-names="">setiap</text:span><text:span text:style-name="a1357" text:class-names=""><text:s text:c="1"/></text:span><text:span text:style-name="a1358" text:class-names="">orang</text:span><text:span text:style-name="a1359" text:class-names=""> 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list text:style-name="a1364">
                      <text:list-item>
                        <text:p text:style-name="a1363" text:class-names="" text:cond-style-name=""><text:span text:style-name="a1362" text:class-names="">Dengan adanya kebutuhan yang berbeda maka penerapan teori motivasi juga harus berbeda </text:span></text:p>
                      </text:list-item>
                    </text:list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65" text:class-names="">Cara<text:s text:c="1"/></text:span><text:span text:style-name="a1366" text:class-names="">menterjemahkan</text:span><text:span text:style-name="a1367" text:class-names=""><text:s text:c="1"/></text:span><text:span text:style-name="a1368" text:class-names="">kebutuhan</text:span><text:span text:style-name="a1369" text:class-names=""><text:s text:c="1"/></text:span><text:span text:style-name="a1370" text:class-names="">ke</text:span><text:span text:style-name="a1371" text:class-names=""><text:s text:c="1"/></text:span><text:span text:style-name="a1372" text:class-names="">dalam</text:span><text:span text:style-name="a1373" text:class-names=""><text:s text:c="1"/></text:span><text:span text:style-name="a1374" text:class-names="">tindakan</text:span><text:span text:style-name="a1375" text:class-names=""><text:s text:c="1"/></text:span><text:span text:style-name="a1376" text:class-names="">secara</text:span><text:span text:style-name="a1377" text:class-names=""><text:s text:c="1"/></text:span><text:span text:style-name="a1378" text:class-names="">individu</text:span><text:span text:style-name="a1379" text:class-names=""><text:s text:c="1"/></text:span><text:span text:style-name="a1380" text:class-names="">juga</text:span><text:span text:style-name="a1381" text:class-names=""><text:s text:c="1"/></text:span><text:span text:style-name="a1382" text:class-names="">berbeda</text:span><text:span text:style-name="a1383" text:class-names=""/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list text:style-name="a1388">
                      <text:list-item>
                        <text:p text:style-name="a1387" text:class-names="" text:cond-style-name=""><text:span text:style-name="a1386" text:class-names="">Dengan adanya perbedaan ini maka cara pandang individu dalam hal menilai kebutuhan juga berbeda </text:span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389" text:class-names="">Orang</text:span><text:span text:style-name="a1390" text:class-names=""><text:s text:c="1"/></text:span><text:span text:style-name="a1391" text:class-names="">tidak</text:span><text:span text:style-name="a1392" text:class-names=""><text:s text:c="1"/></text:span><text:span text:style-name="a1393" text:class-names="">selalu</text:span><text:span text:style-name="a1394" text:class-names=""><text:s text:c="1"/></text:span><text:span text:style-name="a1395" text:class-names="">bertindak</text:span><text:span text:style-name="a1396" text:class-names=""><text:s text:c="1"/></text:span><text:span text:style-name="a1397" text:class-names="">menurut</text:span><text:span text:style-name="a1398" text:class-names=""><text:s text:c="1"/></text:span><text:span text:style-name="a1399" text:class-names="">kebutuhan</text:span><text:span text:style-name="a1400" text:class-names=""/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list text:style-name="a1405">
                      <text:list-item>
                        <text:p text:style-name="a1404" text:class-names="" text:cond-style-name=""><text:span text:style-name="a1403" text:class-names="">Ada orang yang bekerja tidak untuk memenuhi kebutuhan tetapi hanya mengisi waktu luang sehingga motivasinya juga berbeda </text:span></text:p>
                      </text:list-item>
                    </text:list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06" text:class-names="">Reaksi</text:span><text:span text:style-name="a1407" text:class-names=""><text:s text:c="1"/></text:span><text:span text:style-name="a1408" text:class-names="">kepuasan<text:s text:c="1"/></text:span><text:span text:style-name="a1409" text:class-names="">seseorang</text:span><text:span text:style-name="a1410" text:class-names=""><text:s text:c="1"/></text:span><text:span text:style-name="a1411" text:class-names="">terhadap</text:span><text:span text:style-name="a1412" text:class-names=""><text:s text:c="1"/></text:span><text:span text:style-name="a1413" text:class-names="">pemenuhan</text:span><text:span text:style-name="a1414" text:class-names=""><text:s text:c="1"/></text:span><text:span text:style-name="a1415" text:class-names="">akan kebutuhan atau<text:s text:c="1"/></text:span><text:span text:style-name="a1416" text:class-names="">tidak</text:span><text:span text:style-name="a1417" text:class-names=""><text:s text:c="1"/></text:span><text:span text:style-name="a1418" text:class-names="">terpenuhi</text:span><text:span text:style-name="a1419" text:class-names=""><text:s text:c="1"/></text:span><text:span text:style-name="a1420" text:class-names="">kebutuhannya</text:span><text:span text:style-name="a1421" text:class-names=""><text:s text:c="1"/></text:span><text:span text:style-name="a1422" text:class-names="">akan</text:span><text:span text:style-name="a1423" text:class-names=""><text:s text:c="1"/></text:span><text:span text:style-name="a1424" text:class-names="">berbeda</text:span><text:span text:style-name="a1425" text:class-names="">.</text:span><text:span text:style-name="a1426" text:class-names=""/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list text:style-name="a1431">
                      <text:list-item>
                        <text:p text:style-name="a1430" text:class-names="" text:cond-style-name=""><text:span text:style-name="a1429" text:class-names="">Ada seseorang yang cukup puas dengan terpenuhinya kebutuhan pshysiological tetapi ada yang tidak </text:span></text:p>
                      </text:list-item>
                    </text:list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list text:style-name="a1434">
                      <text:list-item>
                        <text:p text:style-name="a1433" text:class-names="" text:cond-style-name=""><text:span text:style-name="a1432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28" draw:style-name="a1436" draw:master-page-name="Master1-Layout2-obj-Title-and-Content" presentation:presentation-page-layout-name="Master1-PPL2">
        <draw:frame draw:id="id179" presentation:style-name="a1439" draw:name="Title 1" svg:x="0.51215in" svg:y="0.44271in" svg:width="9in" svg:height="0.57118in" presentation:class="title" presentation:placeholder="false">
          <draw:text-box>
            <text:p text:style-name="a1438" text:class-names="" text:cond-style-name=""><text:span text:style-name="a1437" text:class-names="">Tujuan Motivasi dalam Dunia Kerja</text:span></text:p>
          </draw:text-box>
          <svg:desc/>
        </draw:frame>
        <draw:frame draw:id="id180" presentation:style-name="a1467" draw:name="Content Placeholder 2" svg:x="0.5in" svg:y="1.33333in" svg:width="9in" svg:height="5.56597in" presentation:class="outline" presentation:placeholder="false">
          <draw:text-box>
            <text:list text:style-name="a1442">
              <text:list-item>
                <text:p text:style-name="a1441" text:class-names="" text:cond-style-name=""><text:span text:style-name="a1440" text:class-names="">Meningkatkan moral dan kepuasan kerja karyawan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Meningkatkan produktivitas kerja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Mempertahankan kestabilan karyawan perusahaan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Meningkatkan kedisiplinan kerja karyawan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Mengefektifkan pengadaan karyawan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Menciptakan suasana dan hubungan kerja yang baik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Meningkatkan loyalitas, kreativitas dan partisipasi karyawan 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Mempertinggi rasa tanggung jawab karyawan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Meningkatkan efesiensi penggunaan peralatan dan bahan baku </text:span></text:p>
              </text:list-item>
            </text:list>
          </draw:text-box>
          <svg:desc/>
        </draw:frame>
      </draw:page>
      <draw:page draw:name="Slide29" draw:style-name="a1468" draw:master-page-name="Master1-Layout2-obj-Title-and-Content" presentation:presentation-page-layout-name="Master1-PPL2">
        <draw:frame draw:id="id181" presentation:style-name="a1471" draw:name="Title 1" svg:x="0.51215in" svg:y="0.28472in" svg:width="9in" svg:height="0.57118in" presentation:class="title" presentation:placeholder="false">
          <draw:text-box>
            <text:p text:style-name="a1470" text:class-names="" text:cond-style-name=""><text:span text:style-name="a1469" text:class-names="">Alat – alat Motivasi </text:span></text:p>
          </draw:text-box>
          <svg:desc/>
        </draw:frame>
        <draw:frame draw:id="id182" presentation:style-name="a1490" draw:name="Content Placeholder 2" svg:x="0.5in" svg:y="1.33333in" svg:width="9in" svg:height="5.39931in" presentation:class="outline" presentation:placeholder="false">
          <draw:text-box>
            <text:list text:style-name="a1474">
              <text:list-item>
                <text:p text:style-name="a1473" text:class-names="" text:cond-style-name=""><text:span text:style-name="a1472" text:class-names="">Material Insentive</text:span></text:p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Konsepnya tradisonal yaitu dengan memberikan insentive </text:span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/></text:p>
                  </text:list-item>
                </text:list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Non Material Insentive</text:span></text:p>
              </text:list-item>
            </text:list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4" text:class-names="">Konsepnya model hubungan antar manusia atau SDM seperti mempertinggi kebutuhan sosial karyawan dan memberikan tanggung jawab yang lebih besar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/></text:p>
                  </text:list-item>
                </text:list>
              </text:list-item>
            </text:list>
          </draw:text-box>
          <svg:desc/>
        </draw:frame>
      </draw:page>
      <draw:page draw:name="Slide24" draw:style-name="a1491" draw:master-page-name="Master1-Layout2-obj-Title-and-Content" presentation:presentation-page-layout-name="Master1-PPL2">
        <draw:frame draw:id="id183" presentation:style-name="a1495" draw:name="Content Placeholder 2" svg:x="0.59028in" svg:y="3.04167in" svg:width="9in" svg:height="1.07813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Sekian &amp; Terima Kasih</text:span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3333in" svg:y="4.25in" svg:width="7.5in" svg:height="1.08333in"/>
      <presentation:placeholder presentation:object="subtitle" svg:x="1.33333in" svg:y="5.60417in" svg:width="7.5in" svg:height="0.58333in"/>
      <presentation:placeholder presentation:object="date-time" svg:x="7in" svg:y="6.94965in" svg:width="2.5in" svg:height="0.40104in"/>
      <presentation:placeholder presentation:object="footer" svg:x="3.17014in" svg:y="6.94965in" svg:width="3.80035in" svg:height="0.40104in"/>
      <presentation:placeholder presentation:object="page-number" svg:x="1.32986in" svg:y="6.94965in" svg:width="1.33333in" svg:height="0.40104in"/>
    </style:presentation-page-layout>
    <style:presentation-page-layout style:name="Master1-PPL2" style:display-name="Title and Content">
      <presentation:placeholder presentation:object="title" svg:x="0.5in" svg:y="0.16667in" svg:width="9in" svg:height="1.08333in"/>
      <presentation:placeholder presentation:object="object" svg:x="0.5in" svg:y="1.33333in" svg:width="9in" svg:height="5.4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3" style:display-name="Section Header">
      <presentation:placeholder presentation:object="title" svg:x="1.33333in" svg:y="3.25in" svg:width="7.5in" svg:height="1.16667in"/>
      <presentation:placeholder presentation:object="outline" svg:x="1.41667in" svg:y="4.66667in" svg:width="7.41667in" svg:height="1.25in"/>
      <presentation:placeholder presentation:object="date-time" svg:x="7in" svg:y="6.94965in" svg:width="2.5in" svg:height="0.40104in"/>
      <presentation:placeholder presentation:object="footer" svg:x="3.17014in" svg:y="6.94965in" svg:width="3.80035in" svg:height="0.40104in"/>
      <presentation:placeholder presentation:object="page-number" svg:x="1.17014in" svg:y="6.94965in" svg:width="1.66319in" svg:height="0.40104in"/>
    </style:presentation-page-layout>
    <style:presentation-page-layout style:name="Master1-PPL4" style:display-name="Two Content">
      <presentation:placeholder presentation:object="title" svg:x="0.5in" svg:y="0.25in" svg:width="9in" svg:height="1in"/>
      <presentation:placeholder presentation:object="object" svg:x="0.5in" svg:y="1.33333in" svg:width="4.42in" svg:height="5.4in"/>
      <presentation:placeholder presentation:object="object" svg:x="5.06583in" svg:y="1.33in" svg:width="4.42in" svg:height="5.4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5" style:display-name="Comparison">
      <presentation:placeholder presentation:object="title" svg:x="0.5in" svg:y="0.25in" svg:width="9in" svg:height="1in"/>
      <presentation:placeholder presentation:object="outline" svg:x="0.5in" svg:y="1.40625in" svg:width="4.4184in" svg:height="0.75in"/>
      <presentation:placeholder presentation:object="outline" svg:x="5.08333in" svg:y="1.41667in" svg:width="4.42014in" svg:height="0.75in"/>
      <presentation:placeholder presentation:object="object" svg:x="0.5in" svg:y="2.33333in" svg:width="4.41667in" svg:height="4.41667in"/>
      <presentation:placeholder presentation:object="object" svg:x="5.08333in" svg:y="2.33333in" svg:width="4.41667in" svg:height="4.41667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6" style:display-name="Title Only">
      <presentation:placeholder presentation:object="title" svg:x="0.5in" svg:y="0.25in" svg:width="9in" svg:height="1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7" style:display-name="Blank"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8" style:display-name="Content with Caption">
      <presentation:placeholder presentation:object="title" svg:x="6.91667in" svg:y="0.33333in" svg:width="2.75in" svg:height="0.91667in"/>
      <presentation:placeholder presentation:object="outline" svg:x="6.91667in" svg:y="1.33333in" svg:width="2.75in" svg:height="5.29688in"/>
      <presentation:placeholder presentation:object="object" svg:x="0.33333in" svg:y="0.33333in" svg:width="6.25in" svg:height="6.25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9" style:display-name="Picture with Caption">
      <presentation:placeholder presentation:object="title" svg:x="0.5in" svg:y="0.54774in" svg:width="9in" svg:height="0.73785in"/>
      <presentation:placeholder presentation:object="graphic" svg:x="0.5in" svg:y="2.08333in" svg:width="9in" svg:height="4.67in"/>
      <presentation:placeholder presentation:object="outline" svg:x="0.5in" svg:y="1.33333in" svg:width="9in" svg:height="0.58333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10" style:display-name="Title and Vertical Text">
      <presentation:placeholder presentation:object="title" svg:x="0.5in" svg:y="0.16667in" svg:width="9in" svg:height="1.08333in"/>
      <presentation:placeholder presentation:object="outline" svg:x="0.5in" svg:y="1.33333in" svg:width="9in" svg:height="5.36979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in" svg:y="6.95139in" svg:width="2.50347in" svg:height="0.39931in"/>
      <presentation:placeholder presentation:object="footer" svg:x="3.17014in" svg:y="6.95139in" svg:width="3.83333in" svg:height="0.39931in"/>
      <presentation:placeholder presentation:object="page-number" svg:x="0.67014in" svg:y="6.95139in" svg:width="2.16667in" svg:height="0.39931in"/>
    </style:presentation-page-layout>
    <style:default-style style:family="graphic">
      <style:graphic-properties draw:fill="solid" draw:fill-color="#f0a22e" draw:opacity="100%" draw:stroke="solid" svg:stroke-width="0.02083in" svg:stroke-color="#b0761f" svg:stroke-opacity="100%"/>
    </style:default-style>
    <draw:marker draw:name="a1278" svg:viewBox="0 0 20 30" svg:d="m10 0-10 30h20z"/>
    <draw:marker draw:name="a1027" svg:viewBox="0 0 20 30" svg:d="m10 0-10 30h20z"/>
    <draw:marker draw:name="a1282" svg:viewBox="0 0 20 30" svg:d="m10 0-10 30h20z"/>
    <draw:marker draw:name="a1009" svg:viewBox="0 0 20 30" svg:d="m10 0-10 30h20z"/>
    <draw:marker draw:name="a1286" svg:viewBox="0 0 20 30" svg:d="m10 0-10 30h20z"/>
    <draw:marker draw:name="a1013" svg:viewBox="0 0 20 30" svg:d="m10 0-10 30h20z"/>
    <draw:marker draw:name="a1290" svg:viewBox="0 0 20 30" svg:d="m10 0-10 30h20z"/>
    <draw:marker draw:name="a1017" svg:viewBox="0 0 20 30" svg:d="m10 0-10 30h20z"/>
    <draw:marker draw:name="a1294" svg:viewBox="0 0 20 30" svg:d="m10 0-10 30h20z"/>
    <draw:marker draw:name="a1274" svg:viewBox="0 0 20 30" svg:d="m10 0-10 30h20z"/>
    <draw:stroke-dash draw:name="a137" draw:display-name="Dash" draw:style="rect" draw:dots1="1" draw:dots1-length="0.03125in" draw:dots2="0" draw:dots2-length="0in" draw:distance="0.03125in"/>
    <draw:stroke-dash draw:name="a712" draw:display-name="Dash" draw:style="rect" draw:dots1="1" draw:dots1-length="0.03125in" draw:dots2="0" draw:dots2-length="0in" draw:distance="0.03125in"/>
    <draw:stroke-dash draw:name="a644" draw:display-name="Dash" draw:style="rect" draw:dots1="1" draw:dots1-length="0.03125in" draw:dots2="0" draw:dots2-length="0in" draw:distance="0.03125in"/>
    <draw:stroke-dash draw:name="a782" draw:display-name="Dash" draw:style="rect" draw:dots1="1" draw:dots1-length="0.03125in" draw:dots2="0" draw:dots2-length="0in" draw:distance="0.03125in"/>
    <draw:stroke-dash draw:name="a32" draw:display-name="Dash" draw:style="rect" draw:dots1="1" draw:dots1-length="0.03125in" draw:dots2="0" draw:dots2-length="0in" draw:distance="0.03125in"/>
    <draw:stroke-dash draw:name="a461" draw:display-name="Dash" draw:style="rect" draw:dots1="1" draw:dots1-length="0.03125in" draw:dots2="0" draw:dots2-length="0in" draw:distance="0.03125in"/>
    <draw:stroke-dash draw:name="a141" draw:display-name="Dash" draw:style="rect" draw:dots1="1" draw:dots1-length="0.03125in" draw:dots2="0" draw:dots2-length="0in" draw:distance="0.03125in"/>
    <draw:stroke-dash draw:name="a36" draw:display-name="Dash" draw:style="rect" draw:dots1="1" draw:dots1-length="0.03125in" draw:dots2="0" draw:dots2-length="0in" draw:distance="0.03125in"/>
    <draw:stroke-dash draw:name="a789" draw:display-name="Dash" draw:style="rect" draw:dots1="1" draw:dots1-length="0.03125in" draw:dots2="0" draw:dots2-length="0in" draw:distance="0.03125in"/>
    <draw:stroke-dash draw:name="a517" draw:display-name="Dash" draw:style="rect" draw:dots1="1" draw:dots1-length="0.03125in" draw:dots2="0" draw:dots2-length="0in" draw:distance="0.03125in"/>
    <draw:stroke-dash draw:name="a358" draw:display-name="Dash" draw:style="rect" draw:dots1="1" draw:dots1-length="0.03125in" draw:dots2="0" draw:dots2-length="0in" draw:distance="0.03125in"/>
    <draw:stroke-dash draw:name="a267" draw:display-name="Dash" draw:style="rect" draw:dots1="1" draw:dots1-length="0.03125in" draw:dots2="0" draw:dots2-length="0in" draw:distance="0.03125in"/>
    <draw:stroke-dash draw:name="a566" draw:display-name="Dash" draw:style="rect" draw:dots1="1" draw:dots1-length="0.03125in" draw:dots2="0" draw:dots2-length="0in" draw:distance="0.03125in"/>
    <draw:stroke-dash draw:name="a362" draw:display-name="Dash" draw:style="rect" draw:dots1="1" draw:dots1-length="0.03125in" draw:dots2="0" draw:dots2-length="0in" draw:distance="0.03125in"/>
    <draw:stroke-dash draw:name="a271" draw:display-name="Dash" draw:style="rect" draw:dots1="1" draw:dots1-length="0.03125in" draw:dots2="0" draw:dots2-length="0in" draw:distance="0.03125in"/>
    <draw:stroke-dash draw:name="a708" draw:display-name="Dash" draw:style="rect" draw:dots1="1" draw:dots1-length="0.03125in" draw:dots2="0" draw:dots2-length="0in" draw:distance="0.03125in"/>
    <draw:stroke-dash draw:name="a570" draw:display-name="Dash" draw:style="rect" draw:dots1="1" draw:dots1-length="0.03125in" draw:dots2="0" draw:dots2-length="0in" draw:distance="0.03125in"/>
    <draw:stroke-dash draw:name="a457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.18403in" style:print-orientation="portrait" style:register-truth-ref-style-name=""/>
    </style:page-layout>
    <style:page-layout style:name="pageLayout3">
      <style:page-layout-properties fo:page-width="7.5in" fo:page-height="10.18403in" style:print-orientation="portrait" style:register-truth-ref-style-name=""/>
    </style:page-layout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7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71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7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61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4e3b30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644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2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6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0a2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3in" fo:padding-right="0.1in" draw:textarea-vertical-align="middle" draw:textarea-horizontal-align="left" draw:fill="none" draw:stroke="solid" svg:stroke-width="0.01042in" svg:stroke-color="#f0a22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solid" draw:fill-color="#bcbcbc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37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f0a22e" svg:stroke-opacity="100%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a5644e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1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f0a2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17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8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8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12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62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3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66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70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4e3b30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0.30556in" fo:text-align="left" style:tab-stop-distance="1in" fo:margin-left="0in" fo:margin-right="0in" fo:text-indent="0in" fo:margin-top="0.08333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f0a22e" svg:stroke-opacity="100%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f0a2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left" style:tab-stop-distance="1in" fo:margin-left="0.89931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1996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beec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82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.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89" svg:stroke-width="0.01042in" svg:stroke-color="#a5644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4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.59896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299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588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896in"/>
      </text:list-level-style-number>
      <text:list-level-style-number text:level="3" style:num-format="">
        <style:list-level-properties text:space-before="0.89931in"/>
      </text:list-level-style-number>
      <text:list-level-style-number text:level="4" style:num-format="">
        <style:list-level-properties text:space-before="1.1996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in"/>
      </text:list-level-style-number>
      <text:list-level-style-number text:level="9" style:num-format="">
        <style:list-level-properties text:space-before="2.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896in"/>
      </text:list-level-style-number>
      <text:list-level-style-number text:level="3" style:num-format="">
        <style:list-level-properties text:space-before="0.89931in"/>
      </text:list-level-style-number>
      <text:list-level-style-number text:level="4" style:num-format="">
        <style:list-level-properties text:space-before="1.1996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in"/>
      </text:list-level-style-number>
      <text:list-level-style-number text:level="9" style:num-format="">
        <style:list-level-properties text:space-before="2.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896in"/>
      </text:list-level-style-number>
      <text:list-level-style-number text:level="3" style:num-format="">
        <style:list-level-properties text:space-before="0.89931in"/>
      </text:list-level-style-number>
      <text:list-level-style-number text:level="4" style:num-format="">
        <style:list-level-properties text:space-before="1.1996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in"/>
      </text:list-level-style-number>
      <text:list-level-style-number text:level="9" style:num-format="">
        <style:list-level-properties text:space-before="2.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65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9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594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12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15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8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384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387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404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407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285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896in"/>
      </text:list-level-style-number>
      <text:list-level-style-number text:level="3" style:num-format="">
        <style:list-level-properties text:space-before="0.89931in"/>
      </text:list-level-style-number>
      <text:list-level-style-number text:level="4" style:num-format="">
        <style:list-level-properties text:space-before="1.1996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in"/>
      </text:list-level-style-number>
      <text:list-level-style-number text:level="9" style:num-format="">
        <style:list-level-properties text:space-before="2.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288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390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394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398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152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">
        <style:list-level-properties text:space-before="0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a5644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a5644e" fo:font-family="Wingdings 3" style:font-family-generic="roman" style:font-pitch="variable" style:font-charset="x-symbol" fo:font-size="76%"/>
      </text:list-level-style-bullet>
    </text:list-style>
    <text:list-style style:name="a732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bullet text:level="1" text:bullet-char="">
        <style:list-level-properties text:space-before="0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0035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006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0104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0139in" text:min-label-width="0.29861in"/>
        <style:text-properties fo:color="#f0a22e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0139in" text:min-label-width="0.29861in"/>
        <style:text-properties fo:color="#f0a22e" fo:font-family="Wingdings 3" style:font-family-generic="roman" style:font-pitch="variable" style:font-charset="x-symbol" fo:font-size="76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">
        <style:list-level-properties text:space-before="0.0486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2" text:bullet-char="">
        <style:list-level-properties text:space-before="0.34896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3" text:bullet-char="">
        <style:list-level-properties text:space-before="0.64931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4" text:bullet-char="">
        <style:list-level-properties text:space-before="0.9496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6" text:bullet-char="">
        <style:list-level-properties text:space-before="1.5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7" text:bullet-char="">
        <style:list-level-properties text:space-before="1.7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8" text:bullet-char="">
        <style:list-level-properties text:space-before="1.95in" text:min-label-width="0.25in"/>
        <style:text-properties fo:color="#bcbcbc" fo:font-family="Wingdings 3" style:font-family-generic="roman" style:font-pitch="variable" style:font-charset="x-symbol" fo:font-size="76%"/>
      </text:list-level-style-bullet>
      <text:list-level-style-bullet text:level="9" text:bullet-char="">
        <style:list-level-properties text:space-before="2.15in" text:min-label-width="0.25in"/>
        <style:text-properties fo:color="#bcbcbc" fo:font-family="Wingdings 3" style:font-family-generic="roman" style:font-pitch="variable" style:font-charset="x-symbol" fo:font-size="76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">
        <style:list-level-properties text:space-before="0.04861in" text:min-label-width="0.25in"/>
        <style:text-properties fo:color="#a5644e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a5644e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a5644e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a5644e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a5644e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a5644e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a5644e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a5644e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a5644e" fo:font-family="Wingdings" style:font-pitch="variable" style:font-charset="x-symbol" fo:font-size="70%"/>
      </text:list-level-style-bullet>
    </text:list-style>
    <text:list-style style:name="a291">
      <text:list-level-style-bullet text:level="1" text:bullet-char="">
        <style:list-level-properties text:space-before="0.04861in" text:min-label-width="0.25in"/>
        <style:text-properties fo:color="#915744" fo:font-family="Wingdings" style:font-pitch="variable" style:font-charset="x-symbol" fo:font-size="70%"/>
      </text:list-level-style-bullet>
      <text:list-level-style-bullet text:level="2" text:bullet-char="">
        <style:list-level-properties text:space-before="0.34896in" text:min-label-width="0.25in"/>
        <style:text-properties fo:color="#915744" fo:font-family="Wingdings" style:font-pitch="variable" style:font-charset="x-symbol" fo:font-size="70%"/>
      </text:list-level-style-bullet>
      <text:list-level-style-bullet text:level="3" text:bullet-char="">
        <style:list-level-properties text:space-before="0.64931in" text:min-label-width="0.25in"/>
        <style:text-properties fo:color="#915744" fo:font-family="Wingdings" style:font-pitch="variable" style:font-charset="x-symbol" fo:font-size="70%"/>
      </text:list-level-style-bullet>
      <text:list-level-style-bullet text:level="4" text:bullet-char="">
        <style:list-level-properties text:space-before="0.94965in" text:min-label-width="0.25in"/>
        <style:text-properties fo:color="#915744" fo:font-family="Wingdings" style:font-pitch="variable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15744" fo:font-family="Wingdings" style:font-pitch="variable" style:font-charset="x-symbol" fo:font-size="70%"/>
      </text:list-level-style-bullet>
      <text:list-level-style-bullet text:level="6" text:bullet-char="">
        <style:list-level-properties text:space-before="1.55in" text:min-label-width="0.25in"/>
        <style:text-properties fo:color="#915744" fo:font-family="Wingdings" style:font-pitch="variable" style:font-charset="x-symbol" fo:font-size="70%"/>
      </text:list-level-style-bullet>
      <text:list-level-style-bullet text:level="7" text:bullet-char="">
        <style:list-level-properties text:space-before="1.75in" text:min-label-width="0.25in"/>
        <style:text-properties fo:color="#915744" fo:font-family="Wingdings" style:font-pitch="variable" style:font-charset="x-symbol" fo:font-size="70%"/>
      </text:list-level-style-bullet>
      <text:list-level-style-bullet text:level="8" text:bullet-char="">
        <style:list-level-properties text:space-before="1.95in" text:min-label-width="0.25in"/>
        <style:text-properties fo:color="#915744" fo:font-family="Wingdings" style:font-pitch="variable" style:font-charset="x-symbol" fo:font-size="70%"/>
      </text:list-level-style-bullet>
      <text:list-level-style-bullet text:level="9" text:bullet-char="">
        <style:list-level-properties text:space-before="2.15in" text:min-label-width="0.25in"/>
        <style:text-properties fo:color="#915744" fo:font-family="Wingdings" style:font-pitch="variable" style:font-charset="x-symbol" fo:font-size="7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896in"/>
      </text:list-level-style-number>
      <text:list-level-style-number text:level="3" style:num-format="">
        <style:list-level-properties text:space-before="0.89931in"/>
      </text:list-level-style-number>
      <text:list-level-style-number text:level="4" style:num-format="">
        <style:list-level-properties text:space-before="1.1996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in"/>
      </text:list-level-style-number>
      <text:list-level-style-number text:level="9" style:num-format="">
        <style:list-level-properties text:space-before="2.4in"/>
      </text:list-level-style-number>
    </text:list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igin" style:page-layout-name="pageLayout1" draw:style-name="a0">
      <draw:frame draw:id="id0" presentation:style-name="a3" draw:name="Title Placeholder 21" svg:x="0.5in" svg:y="0.16667in" svg:width="9in" svg:height="1.0833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desc/>
      </draw:frame>
      <draw:frame draw:id="id1" presentation:style-name="a19" draw:name="Text Placeholder 12" svg:x="0.5in" svg:y="1.33333in" svg:width="9in" svg:height="5.3697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e Placeholder 13" svg:x="7in" svg:y="6.95139in" svg:width="2.50347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/></text:span></text:p>
        </draw:text-box>
        <svg:desc/>
      </draw:frame>
      <draw:frame draw:id="id3" presentation:style-name="a26" draw:name="Footer Placeholder 2" svg:x="3.17014in" svg:y="6.95139in" svg:width="3.83333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Slide Number Placeholder 22" svg:x="0.67014in" svg:y="6.95139in" svg:width="2.16667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  <draw:custom-shape svg:x="0.5in" svg:y="6.94792in" svg:width="9in" svg:height="0in" draw:id="id5" draw:style-name="a33" draw:name="Straight Connector 27">
        <svg:desc/>
        <text:p text:style-name="a31" text:class-names="" text:cond-style-name=""><text:span text:style-name="a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in" svg:y="1.25in" svg:width="9in" svg:height="0in" draw:id="id6" draw:style-name="a37" draw:name="Straight Connector 28"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7" draw:style-name="a40" draw:transform="translate(-0.10417in -0.06597in) rotate(-1.5708) translate(0.5625in 7.13889in)" draw:name="Isosceles Triangle 9">
        <svg:desc/>
        <text:p text:style-name="a39" text:class-names="" text:cond-style-name=""><text:span text:style-name="a3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ageLayout2" draw:style-name="a71">
        <draw:frame draw:id="id8" presentation:style-name="a43" draw:name="Header Placeholder 1" svg:x="0in" svg:y="0in" svg:width="3.25in" svg:height="0.50868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9" presentation:style-name="a47" draw:name="Date Placeholder 2" svg:x="4.24826in" svg:y="0in" svg:width="3.25in" svg:height="0.50868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/></text:span></text:p>
          </draw:text-box>
          <svg:desc/>
        </draw:frame>
        <draw:page-thumbnail svg:x="1.20486in" svg:y="0.76389in" svg:width="5.09028in" svg:height="3.81944in" presentation:class="page" draw:id="id10" presentation:style-name="a48" draw:name="Slide Image Placeholder 3">
          <svg:desc/>
        </draw:page-thumbnail>
        <draw:frame draw:id="id11" presentation:style-name="a64" draw:name="Notes Placeholder 4" svg:x="0.75in" svg:y="4.83681in" svg:width="6in" svg:height="4.58333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67" draw:name="Footer Placeholder 5" svg:x="0in" svg:y="9.67361in" svg:width="3.25in" svg:height="0.50868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3" presentation:style-name="a70" draw:name="Slide Number Placeholder 6" svg:x="4.24826in" svg:y="9.67361in" svg:width="3.25in" svg:height="0.50868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72">
      <draw:custom-shape svg:x="0.98958in" svg:y="3.98958in" svg:width="8in" svg:height="1.39931in" draw:id="id14" draw:style-name="a75" draw:name="Rectangle 3"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8in" svg:height="0.75in" draw:id="id15" draw:style-name="a78" draw:name="Rectangle 4"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958in" svg:y="3.98958in" svg:width="0.25in" svg:height="1.39931in" draw:id="id16" draw:style-name="a81" draw:name="Rectangle 5"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0.25in" svg:height="0.75in" draw:id="id17" draw:style-name="a84" draw:name="Rectangle 6"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8" draw:name="Title 7" svg:x="1.33333in" svg:y="4.25in" svg:width="7.5in" svg:height="1.08333in" presentation:class="title" presentation:placeholder="false">
        <draw:text-box>
          <text:p text:style-name="a87" text:class-names="" text:cond-style-name=""><text:span text:style-name="a85" text:class-names="">Click to edit Master title style</text:span><text:span text:style-name="a86" text:class-names=""/></text:p>
        </draw:text-box>
        <svg:desc/>
      </draw:frame>
      <draw:frame draw:id="id19" presentation:style-name="a92" draw:name="Subtitle 8" svg:x="1.33333in" svg:y="5.60417in" svg:width="7.5in" svg:height="0.58333in" presentation:class="subtitle" presentation:placeholder="false">
        <draw:text-box>
          <text:p text:style-name="a91" text:class-names="" text:cond-style-name=""><text:span text:style-name="a89" text:class-names="">Click to edit Master subtitle style</text:span><text:span text:style-name="a90" text:class-names=""/></text:p>
        </draw:text-box>
        <svg:desc/>
      </draw:frame>
      <draw:frame draw:id="id20" presentation:style-name="a96" draw:name="Date Placeholder 27" svg:x="7in" svg:y="6.94965in" svg:width="2.5in" svg:height="0.40104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/></text:span></text:p>
        </draw:text-box>
        <svg:desc/>
      </draw:frame>
      <draw:frame draw:id="id21" presentation:style-name="a99" draw:name="Footer Placeholder 16" svg:x="3.17014in" svg:y="6.94965in" svg:width="3.80035in" svg:height="0.40104in" presentation:class="footer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22" presentation:style-name="a102" draw:name="Slide Number Placeholder 28" svg:x="1.32986in" svg:y="6.94965in" svg:width="1.33333in" svg:height="0.40104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desc/>
      </draw:frame>
      <presentation:notes style:page-layout-name="pageLayout2" draw:style-name="a133">
        <draw:frame draw:id="id8" presentation:style-name="a105" draw:name="Header Placeholder 1" svg:x="0in" svg:y="0in" svg:width="3.25in" svg:height="0.50868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desc/>
        </draw:frame>
        <draw:frame draw:id="id9" presentation:style-name="a109" draw:name="Date Placeholder 2" svg:x="4.24826in" svg:y="0in" svg:width="3.25in" svg:height="0.50868in" presentation:class="date-time" presentation:placeholder="false">
          <draw:text-box>
            <text:p text:style-name="a108" text:class-names="" text:cond-style-name=""><text:span text:style-name="a106" text:class-names=""><text:date text:fixed="false" style:data-style-name="a107"/></text:span></text:p>
          </draw:text-box>
          <svg:desc/>
        </draw:frame>
        <draw:page-thumbnail svg:x="1.20486in" svg:y="0.76389in" svg:width="5.09028in" svg:height="3.81944in" presentation:class="page" draw:id="id10" presentation:style-name="a110" draw:name="Slide Image Placeholder 3">
          <svg:desc/>
        </draw:page-thumbnail>
        <draw:frame draw:id="id11" presentation:style-name="a126" draw:name="Notes Placeholder 4" svg:x="0.75in" svg:y="4.83681in" svg:width="6in" svg:height="4.58333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Fifth level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129" draw:name="Footer Placeholder 5" svg:x="0in" svg:y="9.67361in" svg:width="3.25in" svg:height="0.50868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desc/>
        </draw:frame>
        <draw:frame draw:id="id13" presentation:style-name="a132" draw:name="Slide Number Placeholder 6" svg:x="4.24826in" svg:y="9.67361in" svg:width="3.25in" svg:height="0.50868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134">
      <draw:custom-shape svg:x="0.5in" svg:y="6.94792in" svg:width="9in" svg:height="0in" draw:id="id23" draw:layer="Master1-bg" draw:style-name="a138" draw:name="Straight Connector 6"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in" svg:y="1.25in" svg:width="9in" svg:height="0in" draw:id="id24" draw:layer="Master1-bg" draw:style-name="a142" draw:name="Straight Connector 8"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25" draw:layer="Master1-bg" draw:style-name="a145" draw:transform="translate(-0.10417in -0.06597in) rotate(-1.5708) translate(0.5625in 7.13889in)" draw:name="Isosceles Triangle 9"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26" presentation:style-name="a149" draw:name="Title 1" svg:x="0.5in" svg:y="0.16667in" svg:width="9in" svg:height="1.08333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desc/>
      </draw:frame>
      <draw:frame draw:id="id27" presentation:style-name="a166" draw:name="Content Placeholder 7" svg:x="0.5in" svg:y="1.33333in" svg:width="9in" svg:height="5.4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ifth level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170" draw:name="Date Placeholder 13" svg:x="7in" svg:y="6.95139in" svg:width="2.50347in" svg:height="0.39931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/></text:span></text:p>
        </draw:text-box>
        <svg:desc/>
      </draw:frame>
      <draw:frame draw:id="id29" presentation:style-name="a173" draw:name="Footer Placeholder 2" svg:x="3.17014in" svg:y="6.95139in" svg:width="3.83333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desc/>
      </draw:frame>
      <draw:frame draw:id="id30" presentation:style-name="a176" draw:name="Slide Number Placeholder 22" svg:x="0.67014in" svg:y="6.95139in" svg:width="2.16667in" svg:height="0.3993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desc/>
      </draw:frame>
      <presentation:notes style:page-layout-name="pageLayout2" draw:style-name="a207">
        <draw:frame draw:id="id8" presentation:style-name="a179" draw:name="Header Placeholder 1" svg:x="0in" svg:y="0in" svg:width="3.25in" svg:height="0.50868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desc/>
        </draw:frame>
        <draw:frame draw:id="id9" presentation:style-name="a183" draw:name="Date Placeholder 2" svg:x="4.24826in" svg:y="0in" svg:width="3.25in" svg:height="0.50868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/></text:span></text:p>
          </draw:text-box>
          <svg:desc/>
        </draw:frame>
        <draw:page-thumbnail svg:x="1.20486in" svg:y="0.76389in" svg:width="5.09028in" svg:height="3.81944in" presentation:class="page" draw:id="id10" presentation:style-name="a184" draw:name="Slide Image Placeholder 3">
          <svg:desc/>
        </draw:page-thumbnail>
        <draw:frame draw:id="id11" presentation:style-name="a200" draw:name="Notes Placeholder 4" svg:x="0.75in" svg:y="4.83681in" svg:width="6in" svg:height="4.58333in" presentation:class="notes" presentation:placeholder="false">
          <draw:text-box>
            <text:p text:style-name="a186" text:class-names="" text:cond-style-name=""><text:span text:style-name="a185" text:class-names="">Click to edit Master text styles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cond le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6" text:class-names="">Fifth level</text:span><text:span text:style-name="a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203" draw:name="Footer Placeholder 5" svg:x="0in" svg:y="9.67361in" svg:width="3.25in" svg:height="0.50868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desc/>
        </draw:frame>
        <draw:frame draw:id="id13" presentation:style-name="a206" draw:name="Slide Number Placeholder 6" svg:x="4.24826in" svg:y="9.67361in" svg:width="3.25in" svg:height="0.50868in" presentation:class="page-number" presentation:placeholder="false">
          <draw:text-box>
            <text:p text:style-name="a205" text:class-names="" text:cond-style-name=""><text:span text:style-name="a204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208">
      <draw:custom-shape svg:x="1in" svg:y="3.08333in" svg:width="8in" svg:height="1.39931in" draw:id="id31" draw:style-name="a211" draw:name="Rectangle 3"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3.08333in" svg:width="0.25in" svg:height="1.39931in" draw:id="id32" draw:style-name="a214" draw:name="Rectangle 4"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18" draw:name="Title 1" svg:x="1.33333in" svg:y="3.25in" svg:width="7.5in" svg:height="1.16667in" presentation:class="title" presentation:placeholder="false">
        <draw:text-box>
          <text:p text:style-name="a217" text:class-names="" text:cond-style-name=""><text:span text:style-name="a215" text:class-names="">Click to edit Master title style</text:span><text:span text:style-name="a216" text:class-names=""/></text:p>
        </draw:text-box>
        <svg:desc/>
      </draw:frame>
      <draw:frame draw:id="id34" presentation:style-name="a222" draw:name="Text Placeholder 2" svg:x="1.41667in" svg:y="4.66667in" svg:width="7.41667in" svg:height="1.25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desc/>
      </draw:frame>
      <draw:frame draw:id="id35" presentation:style-name="a226" draw:name="Date Placeholder 3" svg:x="7in" svg:y="6.94965in" svg:width="2.5in" svg:height="0.40104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/></text:span></text:p>
        </draw:text-box>
        <svg:desc/>
      </draw:frame>
      <draw:frame draw:id="id36" presentation:style-name="a229" draw:name="Footer Placeholder 4" svg:x="3.17014in" svg:y="6.94965in" svg:width="3.80035in" svg:height="0.40104in" presentation:class="footer" presentation:placeholder="false">
        <draw:text-box>
          <text:p text:style-name="a228" text:class-names="" text:cond-style-name=""><text:span text:style-name="a227" text:class-names=""/></text:p>
        </draw:text-box>
        <svg:desc/>
      </draw:frame>
      <draw:frame draw:id="id37" presentation:style-name="a232" draw:name="Slide Number Placeholder 5" svg:x="1.17014in" svg:y="6.94965in" svg:width="1.66319in" svg:height="0.4010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desc/>
      </draw:frame>
      <presentation:notes style:page-layout-name="pageLayout2" draw:style-name="a263">
        <draw:frame draw:id="id8" presentation:style-name="a235" draw:name="Header Placeholder 1" svg:x="0in" svg:y="0in" svg:width="3.25in" svg:height="0.50868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desc/>
        </draw:frame>
        <draw:frame draw:id="id9" presentation:style-name="a239" draw:name="Date Placeholder 2" svg:x="4.24826in" svg:y="0in" svg:width="3.25in" svg:height="0.50868in" presentation:class="date-time" presentation:placeholder="false">
          <draw:text-box>
            <text:p text:style-name="a238" text:class-names="" text:cond-style-name=""><text:span text:style-name="a236" text:class-names=""><text:date text:fixed="false" style:data-style-name="a237"/></text:span></text:p>
          </draw:text-box>
          <svg:desc/>
        </draw:frame>
        <draw:page-thumbnail svg:x="1.20486in" svg:y="0.76389in" svg:width="5.09028in" svg:height="3.81944in" presentation:class="page" draw:id="id10" presentation:style-name="a240" draw:name="Slide Image Placeholder 3">
          <svg:desc/>
        </draw:page-thumbnail>
        <draw:frame draw:id="id11" presentation:style-name="a256" draw:name="Notes Placeholder 4" svg:x="0.75in" svg:y="4.83681in" svg:width="6in" svg:height="4.58333in" presentation:class="notes" presentation:placeholder="false">
          <draw:text-box>
            <text:p text:style-name="a242" text:class-names="" text:cond-style-name=""><text:span text:style-name="a241" text:class-names="">Click to edit Master text styles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Second level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2" text:class-names="">Fifth level</text:span><text:span text:style-name="a2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259" draw:name="Footer Placeholder 5" svg:x="0in" svg:y="9.67361in" svg:width="3.25in" svg:height="0.50868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desc/>
        </draw:frame>
        <draw:frame draw:id="id13" presentation:style-name="a262" draw:name="Slide Number Placeholder 6" svg:x="4.24826in" svg:y="9.67361in" svg:width="3.25in" svg:height="0.50868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264">
      <draw:custom-shape svg:x="0.5in" svg:y="6.94792in" svg:width="9in" svg:height="0in" draw:id="id38" draw:layer="Master1-bg" draw:style-name="a268" draw:name="Straight Connector 7">
        <svg:desc/>
        <text:p text:style-name="a266" text:class-names="" text:cond-style-name=""><text:span text:style-name="a26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in" svg:y="1.25in" svg:width="9in" svg:height="0in" draw:id="id39" draw:layer="Master1-bg" draw:style-name="a272" draw:name="Straight Connector 9">
        <svg:desc/>
        <text:p text:style-name="a270" text:class-names="" text:cond-style-name=""><text:span text:style-name="a2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40" draw:layer="Master1-bg" draw:style-name="a275" draw:transform="translate(-0.10417in -0.06597in) rotate(-1.5708) translate(0.5625in 7.13889in)" draw:name="Isosceles Triangle 11">
        <svg:desc/>
        <text:p text:style-name="a274" text:class-names="" text:cond-style-name=""><text:span text:style-name="a27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41" presentation:style-name="a279" draw:name="Title 1" svg:x="0.5in" svg:y="0.25in" svg:width="9in" svg:height="1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desc/>
      </draw:frame>
      <draw:frame draw:id="id42" presentation:style-name="a296" draw:name="Content Placeholder 8" svg:x="0.5in" svg:y="1.33333in" svg:width="4.42in" svg:height="5.4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13" draw:name="Content Placeholder 10" svg:x="5.06583in" svg:y="1.33in" svg:width="4.42in" svg:height="5.4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4" presentation:style-name="a317" draw:name="Date Placeholder 13" svg:x="7in" svg:y="6.95139in" svg:width="2.50347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/></text:span></text:p>
        </draw:text-box>
        <svg:desc/>
      </draw:frame>
      <draw:frame draw:id="id45" presentation:style-name="a320" draw:name="Footer Placeholder 2" svg:x="3.17014in" svg:y="6.95139in" svg:width="3.83333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desc/>
      </draw:frame>
      <draw:frame draw:id="id46" presentation:style-name="a323" draw:name="Slide Number Placeholder 22" svg:x="0.67014in" svg:y="6.95139in" svg:width="2.16667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desc/>
      </draw:frame>
      <presentation:notes style:page-layout-name="pageLayout2" draw:style-name="a354">
        <draw:frame draw:id="id8" presentation:style-name="a326" draw:name="Header Placeholder 1" svg:x="0in" svg:y="0in" svg:width="3.25in" svg:height="0.50868in" presentation:class="header" presentation:placeholder="false">
          <draw:text-box>
            <text:p text:style-name="a325" text:class-names="" text:cond-style-name=""><text:span text:style-name="a324" text:class-names=""/></text:p>
          </draw:text-box>
          <svg:desc/>
        </draw:frame>
        <draw:frame draw:id="id9" presentation:style-name="a330" draw:name="Date Placeholder 2" svg:x="4.24826in" svg:y="0in" svg:width="3.25in" svg:height="0.50868in" presentation:class="date-time" presentation:placeholder="false">
          <draw:text-box>
            <text:p text:style-name="a329" text:class-names="" text:cond-style-name=""><text:span text:style-name="a327" text:class-names=""><text:date text:fixed="false" style:data-style-name="a328"/></text:span></text:p>
          </draw:text-box>
          <svg:desc/>
        </draw:frame>
        <draw:page-thumbnail svg:x="1.20486in" svg:y="0.76389in" svg:width="5.09028in" svg:height="3.81944in" presentation:class="page" draw:id="id10" presentation:style-name="a331" draw:name="Slide Image Placeholder 3">
          <svg:desc/>
        </draw:page-thumbnail>
        <draw:frame draw:id="id11" presentation:style-name="a347" draw:name="Notes Placeholder 4" svg:x="0.75in" svg:y="4.83681in" svg:width="6in" svg:height="4.58333in" presentation:class="notes" presentation:placeholder="false">
          <draw:text-box>
            <text:p text:style-name="a333" text:class-names="" text:cond-style-name=""><text:span text:style-name="a332" text:class-names="">Click to edit Master text styles</text:span></text:p>
            <text:list text:style-name="a336">
              <text:list-item>
                <text:list text:style-name="a336">
                  <text:list-item>
                    <text:p text:style-name="a335" text:class-names="" text:cond-style-name=""><text:span text:style-name="a334" text:class-names="">Second level</text:span></text:p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p text:style-name="a338" text:class-names="" text:cond-style-name=""><text:span text:style-name="a3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p text:style-name="a341" text:class-names="" text:cond-style-name=""><text:span text:style-name="a3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3" text:class-names="">Fifth level</text:span><text:span text:style-name="a3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350" draw:name="Footer Placeholder 5" svg:x="0in" svg:y="9.67361in" svg:width="3.25in" svg:height="0.50868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desc/>
        </draw:frame>
        <draw:frame draw:id="id13" presentation:style-name="a353" draw:name="Slide Number Placeholder 6" svg:x="4.24826in" svg:y="9.67361in" svg:width="3.25in" svg:height="0.50868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355">
      <draw:custom-shape svg:x="0.5in" svg:y="6.94792in" svg:width="9in" svg:height="0in" draw:id="id47" draw:layer="Master1-bg" draw:style-name="a359" draw:name="Straight Connector 9">
        <svg:desc/>
        <text:p text:style-name="a357" text:class-names="" text:cond-style-name=""><text:span text:style-name="a3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in" svg:y="1.25in" svg:width="9in" svg:height="0in" draw:id="id48" draw:layer="Master1-bg" draw:style-name="a363" draw:name="Straight Connector 11">
        <svg:desc/>
        <text:p text:style-name="a361" text:class-names="" text:cond-style-name=""><text:span text:style-name="a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49" draw:layer="Master1-bg" draw:style-name="a366" draw:transform="translate(-0.10417in -0.06597in) rotate(-1.5708) translate(0.5625in 7.13889in)" draw:name="Isosceles Triangle 13">
        <svg:desc/>
        <text:p text:style-name="a365" text:class-names="" text:cond-style-name=""><text:span text:style-name="a36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50" presentation:style-name="a370" draw:name="Title 1" svg:x="0.5in" svg:y="0.25in" svg:width="9in" svg:height="1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desc/>
      </draw:frame>
      <draw:frame draw:id="id51" presentation:style-name="a374" draw:name="Text Placeholder 2" svg:x="0.5in" svg:y="1.40625in" svg:width="4.4184in" svg:height="0.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ck to edit Master text styles</text:span></text:p>
            </text:list-item>
          </text:list>
        </draw:text-box>
        <svg:desc/>
      </draw:frame>
      <draw:frame draw:id="id52" presentation:style-name="a378" draw:name="Text Placeholder 3" svg:x="5.08333in" svg:y="1.41667in" svg:width="4.42014in" svg:height="0.75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desc/>
      </draw:frame>
      <draw:frame draw:id="id53" presentation:style-name="a395" draw:name="Content Placeholder 10" svg:x="0.5in" svg:y="2.33333in" svg:width="4.41667in" svg:height="4.41667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1" text:class-names="">Fifth level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4" presentation:style-name="a412" draw:name="Content Placeholder 12" svg:x="5.08333in" svg:y="2.33333in" svg:width="4.41667in" svg:height="4.41667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Second level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hird level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Fifth level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16" draw:name="Date Placeholder 13" svg:x="7in" svg:y="6.95139in" svg:width="2.50347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/></text:span></text:p>
        </draw:text-box>
        <svg:desc/>
      </draw:frame>
      <draw:frame draw:id="id56" presentation:style-name="a419" draw:name="Footer Placeholder 2" svg:x="3.17014in" svg:y="6.95139in" svg:width="3.83333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desc/>
      </draw:frame>
      <draw:frame draw:id="id57" presentation:style-name="a422" draw:name="Slide Number Placeholder 22" svg:x="0.67014in" svg:y="6.95139in" svg:width="2.16667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desc/>
      </draw:frame>
      <presentation:notes style:page-layout-name="pageLayout2" draw:style-name="a453">
        <draw:frame draw:id="id8" presentation:style-name="a425" draw:name="Header Placeholder 1" svg:x="0in" svg:y="0in" svg:width="3.25in" svg:height="0.50868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desc/>
        </draw:frame>
        <draw:frame draw:id="id9" presentation:style-name="a429" draw:name="Date Placeholder 2" svg:x="4.24826in" svg:y="0in" svg:width="3.25in" svg:height="0.50868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/></text:span></text:p>
          </draw:text-box>
          <svg:desc/>
        </draw:frame>
        <draw:page-thumbnail svg:x="1.20486in" svg:y="0.76389in" svg:width="5.09028in" svg:height="3.81944in" presentation:class="page" draw:id="id10" presentation:style-name="a430" draw:name="Slide Image Placeholder 3">
          <svg:desc/>
        </draw:page-thumbnail>
        <draw:frame draw:id="id11" presentation:style-name="a446" draw:name="Notes Placeholder 4" svg:x="0.75in" svg:y="4.83681in" svg:width="6in" svg:height="4.58333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449" draw:name="Footer Placeholder 5" svg:x="0in" svg:y="9.67361in" svg:width="3.25in" svg:height="0.50868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desc/>
        </draw:frame>
        <draw:frame draw:id="id13" presentation:style-name="a452" draw:name="Slide Number Placeholder 6" svg:x="4.24826in" svg:y="9.67361in" svg:width="3.25in" svg:height="0.50868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454">
      <draw:custom-shape svg:x="0.5in" svg:y="6.94792in" svg:width="9in" svg:height="0in" draw:id="id58" draw:layer="Master1-bg" draw:style-name="a458" draw:name="Straight Connector 6"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in" svg:y="1.25in" svg:width="9in" svg:height="0in" draw:id="id59" draw:layer="Master1-bg" draw:style-name="a462" draw:name="Straight Connector 7">
        <svg:desc/>
        <text:p text:style-name="a460" text:class-names="" text:cond-style-name=""><text:span text:style-name="a4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60" draw:layer="Master1-bg" draw:style-name="a465" draw:transform="translate(-0.10417in -0.06597in) rotate(-1.5708) translate(0.5625in 7.13889in)" draw:name="Isosceles Triangle 8">
        <svg:desc/>
        <text:p text:style-name="a464" text:class-names="" text:cond-style-name=""><text:span text:style-name="a46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svg:width="0.20833in" svg:height="0.13194in" draw:id="id61" draw:style-name="a468" draw:transform="translate(-0.10417in -0.06597in) rotate(-1.5708) translate(0.5625in 7.13889in)" draw:name="Isosceles Triangle 2"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62" presentation:style-name="a472" draw:name="Title 1" svg:x="0.5in" svg:y="0.25in" svg:width="9in" svg:height="1in" presentation:class="title" presentation:placeholder="false">
        <draw:text-box>
          <text:p text:style-name="a471" text:class-names="" text:cond-style-name=""><text:span text:style-name="a469" text:class-names="">Click to edit Master title style</text:span><text:span text:style-name="a470" text:class-names=""/></text:p>
        </draw:text-box>
        <svg:desc/>
      </draw:frame>
      <draw:frame draw:id="id63" presentation:style-name="a476" draw:name="Date Placeholder 2" svg:x="7in" svg:y="6.95139in" svg:width="2.50347in" svg:height="0.39931in" presentation:class="date-time" presentation:placeholder="false">
        <draw:text-box>
          <text:p text:style-name="a475" text:class-names="" text:cond-style-name=""><text:span text:style-name="a473" text:class-names=""><text:date text:fixed="false" style:data-style-name="a474"/></text:span></text:p>
        </draw:text-box>
        <svg:desc/>
      </draw:frame>
      <draw:frame draw:id="id64" presentation:style-name="a479" draw:name="Footer Placeholder 3" svg:x="3.17014in" svg:y="6.95139in" svg:width="3.83333in" svg:height="0.39931in" presentation:class="footer" presentation:placeholder="false">
        <draw:text-box>
          <text:p text:style-name="a478" text:class-names="" text:cond-style-name=""><text:span text:style-name="a477" text:class-names=""/></text:p>
        </draw:text-box>
        <svg:desc/>
      </draw:frame>
      <draw:frame draw:id="id65" presentation:style-name="a482" draw:name="Slide Number Placeholder 4" svg:x="0.67014in" svg:y="6.95139in" svg:width="2.16667in" svg:height="0.39931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desc/>
      </draw:frame>
      <presentation:notes style:page-layout-name="pageLayout2" draw:style-name="a513">
        <draw:frame draw:id="id8" presentation:style-name="a485" draw:name="Header Placeholder 1" svg:x="0in" svg:y="0in" svg:width="3.25in" svg:height="0.50868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desc/>
        </draw:frame>
        <draw:frame draw:id="id9" presentation:style-name="a489" draw:name="Date Placeholder 2" svg:x="4.24826in" svg:y="0in" svg:width="3.25in" svg:height="0.50868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/></text:span></text:p>
          </draw:text-box>
          <svg:desc/>
        </draw:frame>
        <draw:page-thumbnail svg:x="1.20486in" svg:y="0.76389in" svg:width="5.09028in" svg:height="3.81944in" presentation:class="page" draw:id="id10" presentation:style-name="a490" draw:name="Slide Image Placeholder 3">
          <svg:desc/>
        </draw:page-thumbnail>
        <draw:frame draw:id="id11" presentation:style-name="a506" draw:name="Notes Placeholder 4" svg:x="0.75in" svg:y="4.83681in" svg:width="6in" svg:height="4.58333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2" text:class-names="">Fifth level</text:span><text:span text:style-name="a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509" draw:name="Footer Placeholder 5" svg:x="0in" svg:y="9.67361in" svg:width="3.25in" svg:height="0.50868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frame draw:id="id13" presentation:style-name="a512" draw:name="Slide Number Placeholder 6" svg:x="4.24826in" svg:y="9.67361in" svg:width="3.25in" svg:height="0.50868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514">
      <draw:custom-shape svg:x="0.5in" svg:y="6.94792in" svg:width="9in" svg:height="0in" draw:id="id66" draw:style-name="a518" draw:name="Straight Connector 1">
        <svg:desc/>
        <text:p text:style-name="a516" text:class-names="" text:cond-style-name=""><text:span text:style-name="a5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67" draw:style-name="a521" draw:transform="translate(-0.10417in -0.06597in) rotate(-1.5708) translate(0.5625in 7.13889in)" draw:name="Isosceles Triangle 2">
        <svg:desc/>
        <text:p text:style-name="a520" text:class-names="" text:cond-style-name=""><text:span text:style-name="a51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68" presentation:style-name="a525" draw:name="Date Placeholder 1" svg:x="7in" svg:y="6.95139in" svg:width="2.50347in" svg:height="0.39931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/></text:span></text:p>
        </draw:text-box>
        <svg:desc/>
      </draw:frame>
      <draw:frame draw:id="id69" presentation:style-name="a528" draw:name="Footer Placeholder 2" svg:x="3.17014in" svg:y="6.95139in" svg:width="3.83333in" svg:height="0.39931in" presentation:class="footer" presentation:placeholder="false">
        <draw:text-box>
          <text:p text:style-name="a527" text:class-names="" text:cond-style-name=""><text:span text:style-name="a526" text:class-names=""/></text:p>
        </draw:text-box>
        <svg:desc/>
      </draw:frame>
      <draw:frame draw:id="id70" presentation:style-name="a531" draw:name="Slide Number Placeholder 3" svg:x="0.67014in" svg:y="6.95139in" svg:width="2.16667in" svg:height="0.39931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desc/>
      </draw:frame>
      <presentation:notes style:page-layout-name="pageLayout2" draw:style-name="a562">
        <draw:frame draw:id="id8" presentation:style-name="a534" draw:name="Header Placeholder 1" svg:x="0in" svg:y="0in" svg:width="3.25in" svg:height="0.50868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desc/>
        </draw:frame>
        <draw:frame draw:id="id9" presentation:style-name="a538" draw:name="Date Placeholder 2" svg:x="4.24826in" svg:y="0in" svg:width="3.25in" svg:height="0.50868in" presentation:class="date-time" presentation:placeholder="false">
          <draw:text-box>
            <text:p text:style-name="a537" text:class-names="" text:cond-style-name=""><text:span text:style-name="a535" text:class-names=""><text:date text:fixed="false" style:data-style-name="a536"/></text:span></text:p>
          </draw:text-box>
          <svg:desc/>
        </draw:frame>
        <draw:page-thumbnail svg:x="1.20486in" svg:y="0.76389in" svg:width="5.09028in" svg:height="3.81944in" presentation:class="page" draw:id="id10" presentation:style-name="a539" draw:name="Slide Image Placeholder 3">
          <svg:desc/>
        </draw:page-thumbnail>
        <draw:frame draw:id="id11" presentation:style-name="a555" draw:name="Notes Placeholder 4" svg:x="0.75in" svg:y="4.83681in" svg:width="6in" svg:height="4.58333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1" text:class-names="">Fifth level</text:span><text:span text:style-name="a5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558" draw:name="Footer Placeholder 5" svg:x="0in" svg:y="9.67361in" svg:width="3.25in" svg:height="0.50868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desc/>
        </draw:frame>
        <draw:frame draw:id="id13" presentation:style-name="a561" draw:name="Slide Number Placeholder 6" svg:x="4.24826in" svg:y="9.67361in" svg:width="3.25in" svg:height="0.50868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563">
      <draw:custom-shape svg:x="0.5in" svg:y="6.94792in" svg:width="9in" svg:height="0in" draw:id="id71" draw:style-name="a567" draw:name="Straight Connector 4">
        <svg:desc/>
        <text:p text:style-name="a565" text:class-names="" text:cond-style-name=""><text:span text:style-name="a56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6.60069in" svg:height="0in" draw:id="id72" draw:style-name="a571" draw:transform="translate(-3.30035in 0in) rotate(-1.5708) translate(6.75694in 3.63542in)" draw:name="Straight Connector 5">
        <svg:desc/>
        <text:p text:style-name="a569" text:class-names="" text:cond-style-name=""><text:span text:style-name="a56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73" draw:style-name="a574" draw:transform="translate(-0.10417in -0.06597in) rotate(-1.5708) translate(0.5625in 7.13889in)" draw:name="Isosceles Triangle 6"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74" presentation:style-name="a578" draw:name="Title 1" svg:x="6.91667in" svg:y="0.33333in" svg:width="2.75in" svg:height="0.91667in" presentation:class="title" presentation:placeholder="false">
        <draw:text-box>
          <text:p text:style-name="a577" text:class-names="" text:cond-style-name=""><text:span text:style-name="a575" text:class-names="">Click to edit Master title style</text:span><text:span text:style-name="a576" text:class-names=""/></text:p>
        </draw:text-box>
        <svg:desc/>
      </draw:frame>
      <draw:frame draw:id="id75" presentation:style-name="a582" draw:name="Text Placeholder 2" svg:x="6.91667in" svg:y="1.33333in" svg:width="2.75in" svg:height="5.2968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</draw:text-box>
        <svg:desc/>
      </draw:frame>
      <draw:frame draw:id="id76" presentation:style-name="a599" draw:name="Content Placeholder 11" svg:x="0.33333in" svg:y="0.33333in" svg:width="6.25in" svg:height="6.25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Second level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Third level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list text:style-name="a598">
                            <text:list-item>
                              <text:p text:style-name="a597" text:class-names="" text:cond-style-name=""><text:span text:style-name="a595" text:class-names="">Fifth level</text:span><text:span text:style-name="a5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7" presentation:style-name="a603" draw:name="Date Placeholder 4" svg:x="7in" svg:y="6.95139in" svg:width="2.50347in" svg:height="0.39931in" presentation:class="date-time" presentation:placeholder="false">
        <draw:text-box>
          <text:p text:style-name="a602" text:class-names="" text:cond-style-name=""><text:span text:style-name="a600" text:class-names=""><text:date text:fixed="false" style:data-style-name="a601"/></text:span></text:p>
        </draw:text-box>
        <svg:desc/>
      </draw:frame>
      <draw:frame draw:id="id78" presentation:style-name="a606" draw:name="Footer Placeholder 5" svg:x="3.17014in" svg:y="6.95139in" svg:width="3.83333in" svg:height="0.39931in" presentation:class="footer" presentation:placeholder="false">
        <draw:text-box>
          <text:p text:style-name="a605" text:class-names="" text:cond-style-name=""><text:span text:style-name="a604" text:class-names=""/></text:p>
        </draw:text-box>
        <svg:desc/>
      </draw:frame>
      <draw:frame draw:id="id79" presentation:style-name="a609" draw:name="Slide Number Placeholder 6" svg:x="0.67014in" svg:y="6.95139in" svg:width="2.16667in" svg:height="0.39931in" presentation:class="page-number" presentation:placeholder="false">
        <draw:text-box>
          <text:p text:style-name="a608" text:class-names="" text:cond-style-name=""><text:span text:style-name="a607" text:class-names=""><text:page-number style:num-format="1" text:fixed="false"/></text:span></text:p>
        </draw:text-box>
        <svg:desc/>
      </draw:frame>
      <presentation:notes style:page-layout-name="pageLayout2" draw:style-name="a640">
        <draw:frame draw:id="id8" presentation:style-name="a612" draw:name="Header Placeholder 1" svg:x="0in" svg:y="0in" svg:width="3.25in" svg:height="0.50868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desc/>
        </draw:frame>
        <draw:frame draw:id="id9" presentation:style-name="a616" draw:name="Date Placeholder 2" svg:x="4.24826in" svg:y="0in" svg:width="3.25in" svg:height="0.50868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/></text:span></text:p>
          </draw:text-box>
          <svg:desc/>
        </draw:frame>
        <draw:page-thumbnail svg:x="1.20486in" svg:y="0.76389in" svg:width="5.09028in" svg:height="3.81944in" presentation:class="page" draw:id="id10" presentation:style-name="a617" draw:name="Slide Image Placeholder 3">
          <svg:desc/>
        </draw:page-thumbnail>
        <draw:frame draw:id="id11" presentation:style-name="a633" draw:name="Notes Placeholder 4" svg:x="0.75in" svg:y="4.83681in" svg:width="6in" svg:height="4.58333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636" draw:name="Footer Placeholder 5" svg:x="0in" svg:y="9.67361in" svg:width="3.25in" svg:height="0.50868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desc/>
        </draw:frame>
        <draw:frame draw:id="id13" presentation:style-name="a639" draw:name="Slide Number Placeholder 6" svg:x="4.24826in" svg:y="9.67361in" svg:width="3.25in" svg:height="0.50868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641">
      <draw:custom-shape svg:x="0.5in" svg:y="6.94792in" svg:width="9in" svg:height="0in" draw:id="id80" draw:style-name="a645" draw:name="Straight Connector 4">
        <svg:desc/>
        <text:p text:style-name="a643" text:class-names="" text:cond-style-name=""><text:span text:style-name="a6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81" draw:style-name="a648" draw:transform="translate(-0.10417in -0.06597in) rotate(-1.5708) translate(0.5625in 7.13889in)" draw:name="Isosceles Triangle 5">
        <svg:desc/>
        <text:p text:style-name="a647" text:class-names="" text:cond-style-name=""><text:span text:style-name="a64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svg:x="0.5in" svg:y="0.54688in" svg:width="0.19965in" svg:height="0.75in" draw:id="id82" draw:style-name="a651" draw:name="Rectangle 6"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655" draw:name="Title 1" svg:x="0.5in" svg:y="0.54774in" svg:width="9in" svg:height="0.73785in" presentation:class="title" presentation:placeholder="false">
        <draw:text-box>
          <text:p text:style-name="a654" text:class-names="" text:cond-style-name=""><text:span text:style-name="a652" text:class-names="">Click to edit Master title style</text:span><text:span text:style-name="a653" text:class-names=""/></text:p>
        </draw:text-box>
        <svg:desc/>
      </draw:frame>
      <draw:frame draw:id="id84" presentation:style-name="a659" draw:name="Picture Placeholder 2" svg:x="0.5in" svg:y="2.08333in" svg:width="9in" svg:height="4.67in" presentation:class="graphic" presentation:placeholder="false">
        <draw:text-box>
          <text:p text:style-name="a658" text:class-names="" text:cond-style-name=""><text:span text:style-name="a656" text:class-names="">Click icon to add picture</text:span><text:span text:style-name="a657" text:class-names=""/></text:p>
        </draw:text-box>
        <svg:desc/>
      </draw:frame>
      <draw:frame draw:id="id85" presentation:style-name="a663" draw:name="Text Placeholder 3" svg:x="0.5in" svg:y="1.33333in" svg:width="9in" svg:height="0.58333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desc/>
      </draw:frame>
      <draw:frame draw:id="id86" presentation:style-name="a667" draw:name="Date Placeholder 4" svg:x="7in" svg:y="6.95139in" svg:width="2.50347in" svg:height="0.39931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/></text:span></text:p>
        </draw:text-box>
        <svg:desc/>
      </draw:frame>
      <draw:frame draw:id="id87" presentation:style-name="a670" draw:name="Footer Placeholder 5" svg:x="3.17014in" svg:y="6.95139in" svg:width="3.83333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desc/>
      </draw:frame>
      <draw:frame draw:id="id88" presentation:style-name="a673" draw:name="Slide Number Placeholder 6" svg:x="0.67014in" svg:y="6.95139in" svg:width="2.16667in" svg:height="0.39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desc/>
      </draw:frame>
      <presentation:notes style:page-layout-name="pageLayout2" draw:style-name="a704">
        <draw:frame draw:id="id8" presentation:style-name="a676" draw:name="Header Placeholder 1" svg:x="0in" svg:y="0in" svg:width="3.25in" svg:height="0.50868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desc/>
        </draw:frame>
        <draw:frame draw:id="id9" presentation:style-name="a680" draw:name="Date Placeholder 2" svg:x="4.24826in" svg:y="0in" svg:width="3.25in" svg:height="0.50868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/></text:span></text:p>
          </draw:text-box>
          <svg:desc/>
        </draw:frame>
        <draw:page-thumbnail svg:x="1.20486in" svg:y="0.76389in" svg:width="5.09028in" svg:height="3.81944in" presentation:class="page" draw:id="id10" presentation:style-name="a681" draw:name="Slide Image Placeholder 3">
          <svg:desc/>
        </draw:page-thumbnail>
        <draw:frame draw:id="id11" presentation:style-name="a697" draw:name="Notes Placeholder 4" svg:x="0.75in" svg:y="4.83681in" svg:width="6in" svg:height="4.58333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700" draw:name="Footer Placeholder 5" svg:x="0in" svg:y="9.67361in" svg:width="3.25in" svg:height="0.50868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desc/>
        </draw:frame>
        <draw:frame draw:id="id13" presentation:style-name="a703" draw:name="Slide Number Placeholder 6" svg:x="4.24826in" svg:y="9.67361in" svg:width="3.25in" svg:height="0.50868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705">
      <draw:custom-shape svg:x="0.5in" svg:y="6.94792in" svg:width="9in" svg:height="0in" draw:id="id89" draw:layer="Master1-bg" draw:style-name="a709" draw:name="Straight Connector 6">
        <svg:desc/>
        <text:p text:style-name="a707" text:class-names="" text:cond-style-name=""><text:span text:style-name="a70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in" svg:y="1.25in" svg:width="9in" svg:height="0in" draw:id="id90" draw:layer="Master1-bg" draw:style-name="a713" draw:name="Straight Connector 7">
        <svg:desc/>
        <text:p text:style-name="a711" text:class-names="" text:cond-style-name=""><text:span text:style-name="a71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91" draw:layer="Master1-bg" draw:style-name="a716" draw:transform="translate(-0.10417in -0.06597in) rotate(-1.5708) translate(0.5625in 7.13889in)" draw:name="Isosceles Triangle 8">
        <svg:desc/>
        <text:p text:style-name="a715" text:class-names="" text:cond-style-name=""><text:span text:style-name="a71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92" presentation:style-name="a720" draw:name="Title 1" svg:x="0.5in" svg:y="0.16667in" svg:width="9in" svg:height="1.08333in" presentation:class="title" presentation:placeholder="false">
        <draw:text-box>
          <text:p text:style-name="a719" text:class-names="" text:cond-style-name=""><text:span text:style-name="a717" text:class-names="">Click to edit Master title style</text:span><text:span text:style-name="a718" text:class-names=""/></text:p>
        </draw:text-box>
        <svg:desc/>
      </draw:frame>
      <draw:frame draw:id="id93" presentation:style-name="a737" draw:name="Vertical Text Placeholder 2" svg:x="0.5in" svg:y="1.33333in" svg:width="9in" svg:height="5.36979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Click to edit Master text styles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Second level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Third level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3" text:class-names="">Fifth level</text:span><text:span text:style-name="a7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4" presentation:style-name="a741" draw:name="Date Placeholder 13" svg:x="7in" svg:y="6.95139in" svg:width="2.50347in" svg:height="0.39931in" presentation:class="date-time" presentation:placeholder="false">
        <draw:text-box>
          <text:p text:style-name="a740" text:class-names="" text:cond-style-name=""><text:span text:style-name="a738" text:class-names=""><text:date text:fixed="false" style:data-style-name="a739"/></text:span></text:p>
        </draw:text-box>
        <svg:desc/>
      </draw:frame>
      <draw:frame draw:id="id95" presentation:style-name="a744" draw:name="Footer Placeholder 2" svg:x="3.17014in" svg:y="6.95139in" svg:width="3.83333in" svg:height="0.39931in" presentation:class="footer" presentation:placeholder="false">
        <draw:text-box>
          <text:p text:style-name="a743" text:class-names="" text:cond-style-name=""><text:span text:style-name="a742" text:class-names=""/></text:p>
        </draw:text-box>
        <svg:desc/>
      </draw:frame>
      <draw:frame draw:id="id96" presentation:style-name="a747" draw:name="Slide Number Placeholder 22" svg:x="0.67014in" svg:y="6.95139in" svg:width="2.16667in" svg:height="0.39931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desc/>
      </draw:frame>
      <presentation:notes style:page-layout-name="pageLayout2" draw:style-name="a778">
        <draw:frame draw:id="id8" presentation:style-name="a750" draw:name="Header Placeholder 1" svg:x="0in" svg:y="0in" svg:width="3.25in" svg:height="0.50868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desc/>
        </draw:frame>
        <draw:frame draw:id="id9" presentation:style-name="a754" draw:name="Date Placeholder 2" svg:x="4.24826in" svg:y="0in" svg:width="3.25in" svg:height="0.50868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/></text:span></text:p>
          </draw:text-box>
          <svg:desc/>
        </draw:frame>
        <draw:page-thumbnail svg:x="1.20486in" svg:y="0.76389in" svg:width="5.09028in" svg:height="3.81944in" presentation:class="page" draw:id="id10" presentation:style-name="a755" draw:name="Slide Image Placeholder 3">
          <svg:desc/>
        </draw:page-thumbnail>
        <draw:frame draw:id="id11" presentation:style-name="a771" draw:name="Notes Placeholder 4" svg:x="0.75in" svg:y="4.83681in" svg:width="6in" svg:height="4.58333in" presentation:class="notes" presentation:placeholder="false">
          <draw:text-box>
            <text:p text:style-name="a757" text:class-names="" text:cond-style-name=""><text:span text:style-name="a756" text:class-names="">Click to 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7" text:class-names="">Fifth level</text:span><text:span text:style-name="a7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774" draw:name="Footer Placeholder 5" svg:x="0in" svg:y="9.67361in" svg:width="3.25in" svg:height="0.50868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desc/>
        </draw:frame>
        <draw:frame draw:id="id13" presentation:style-name="a777" draw:name="Slide Number Placeholder 6" svg:x="4.24826in" svg:y="9.67361in" svg:width="3.25in" svg:height="0.50868in" presentation:class="page-number" presentation:placeholder="false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779">
      <draw:custom-shape svg:x="0.5in" svg:y="6.94792in" svg:width="9in" svg:height="0in" draw:id="id97" draw:style-name="a783" draw:name="Straight Connector 3">
        <svg:desc/>
        <text:p text:style-name="a781" text:class-names="" text:cond-style-name=""><text:span text:style-name="a7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0833in" svg:height="0.13194in" draw:id="id98" draw:style-name="a786" draw:transform="translate(-0.10417in -0.06597in) rotate(-1.5708) translate(0.5625in 7.13889in)" draw:name="Isosceles Triangle 4">
        <svg:desc/>
        <text:p text:style-name="a785" text:class-names="" text:cond-style-name=""><text:span text:style-name="a78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svg:width="6.39931in" svg:height="0in" draw:id="id99" draw:style-name="a790" draw:transform="translate(-3.19965in 0in) rotate(-1.5708) translate(7.17014in 3.50174in)" draw:name="Straight Connector 5">
        <svg:desc/>
        <text:p text:style-name="a788" text:class-names="" text:cond-style-name=""><text:span text:style-name="a7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0" presentation:style-name="a794" draw:name="Vertical Title 1" svg:x="7.25in" svg:y="0.30035in" svg:width="2.25in" svg:height="6.39931in" presentation:class="title" presentation:placeholder="false">
        <draw:text-box>
          <text:p text:style-name="a793" text:class-names="" text:cond-style-name=""><text:span text:style-name="a791" text:class-names="">Click to edit Master title style</text:span><text:span text:style-name="a792" text:class-names=""/></text:p>
        </draw:text-box>
        <svg:desc/>
      </draw:frame>
      <draw:frame draw:id="id101" presentation:style-name="a811" draw:name="Vertical Text Placeholder 2" svg:x="0.5in" svg:y="0.30035in" svg:width="6.58333in" svg:height="6.39931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Click to edit Master text styles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 le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hird le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Fifth level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2" presentation:style-name="a815" draw:name="Date Placeholder 3" svg:x="7in" svg:y="6.95139in" svg:width="2.50347in" svg:height="0.39931in" presentation:class="date-time" presentation:placeholder="false">
        <draw:text-box>
          <text:p text:style-name="a814" text:class-names="" text:cond-style-name=""><text:span text:style-name="a812" text:class-names=""><text:date text:fixed="false" style:data-style-name="a813"/></text:span></text:p>
        </draw:text-box>
        <svg:desc/>
      </draw:frame>
      <draw:frame draw:id="id103" presentation:style-name="a818" draw:name="Footer Placeholder 4" svg:x="3.17014in" svg:y="6.95139in" svg:width="3.83333in" svg:height="0.39931in" presentation:class="footer" presentation:placeholder="false">
        <draw:text-box>
          <text:p text:style-name="a817" text:class-names="" text:cond-style-name=""><text:span text:style-name="a816" text:class-names=""/></text:p>
        </draw:text-box>
        <svg:desc/>
      </draw:frame>
      <draw:frame draw:id="id104" presentation:style-name="a821" draw:name="Slide Number Placeholder 5" svg:x="0.67014in" svg:y="6.95139in" svg:width="2.16667in" svg:height="0.39931in" presentation:class="page-number" presentation:placeholder="false">
        <draw:text-box>
          <text:p text:style-name="a820" text:class-names="" text:cond-style-name=""><text:span text:style-name="a819" text:class-names=""><text:page-number style:num-format="1" text:fixed="false"/></text:span></text:p>
        </draw:text-box>
        <svg:desc/>
      </draw:frame>
      <presentation:notes style:page-layout-name="pageLayout2" draw:style-name="a852">
        <draw:frame draw:id="id8" presentation:style-name="a824" draw:name="Header Placeholder 1" svg:x="0in" svg:y="0in" svg:width="3.25in" svg:height="0.50868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desc/>
        </draw:frame>
        <draw:frame draw:id="id9" presentation:style-name="a828" draw:name="Date Placeholder 2" svg:x="4.24826in" svg:y="0in" svg:width="3.25in" svg:height="0.50868in" presentation:class="date-time" presentation:placeholder="false">
          <draw:text-box>
            <text:p text:style-name="a827" text:class-names="" text:cond-style-name=""><text:span text:style-name="a825" text:class-names=""><text:date text:fixed="false" style:data-style-name="a826"/></text:span></text:p>
          </draw:text-box>
          <svg:desc/>
        </draw:frame>
        <draw:page-thumbnail svg:x="1.20486in" svg:y="0.76389in" svg:width="5.09028in" svg:height="3.81944in" presentation:class="page" draw:id="id10" presentation:style-name="a829" draw:name="Slide Image Placeholder 3">
          <svg:desc/>
        </draw:page-thumbnail>
        <draw:frame draw:id="id11" presentation:style-name="a845" draw:name="Notes Placeholder 4" svg:x="0.75in" svg:y="4.83681in" svg:width="6in" svg:height="4.58333in" presentation:class="notes" presentation:placeholder="false">
          <draw:text-box>
            <text:p text:style-name="a831" text:class-names="" text:cond-style-name=""><text:span text:style-name="a830" text:class-names="">Click to edit Master text styles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Second level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p text:style-name="a836" text:class-names="" text:cond-style-name=""><text:span text:style-name="a8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p text:style-name="a839" text:class-names="" text:cond-style-name=""><text:span text:style-name="a8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1" text:class-names="">Fifth level</text:span><text:span text:style-name="a8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" presentation:style-name="a848" draw:name="Footer Placeholder 5" svg:x="0in" svg:y="9.67361in" svg:width="3.25in" svg:height="0.50868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desc/>
        </draw:frame>
        <draw:frame draw:id="id13" presentation:style-name="a851" draw:name="Slide Number Placeholder 6" svg:x="4.24826in" svg:y="9.67361in" svg:width="3.25in" svg:height="0.50868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853">
      <draw:frame draw:id="id105" presentation:style-name="a856" draw:name="Header Placeholder 1" svg:x="0in" svg:y="0in" svg:width="3.25in" svg:height="0.50868in" presentation:class="header" presentation:placeholder="false">
        <draw:text-box>
          <text:p text:style-name="a855" text:class-names="" text:cond-style-name=""><text:span text:style-name="a854" text:class-names=""/></text:p>
        </draw:text-box>
        <svg:desc/>
      </draw:frame>
      <draw:frame draw:id="id106" presentation:style-name="a860" draw:name="Date Placeholder 2" svg:x="4.24826in" svg:y="0in" svg:width="3.25in" svg:height="0.5086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/></text:span></text:p>
        </draw:text-box>
        <svg:desc/>
      </draw:frame>
      <draw:frame draw:id="id107" presentation:style-name="a863" draw:name="Footer Placeholder 3" svg:x="0in" svg:y="9.67361in" svg:width="3.25in" svg:height="0.50868in" presentation:class="footer" presentation:placeholder="false">
        <draw:text-box>
          <text:p text:style-name="a862" text:class-names="" text:cond-style-name=""><text:span text:style-name="a861" text:class-names=""/></text:p>
        </draw:text-box>
        <svg:desc/>
      </draw:frame>
      <draw:frame draw:id="id108" presentation:style-name="a866" draw:name="Slide Number Placeholder 4" svg:x="4.24826in" svg:y="9.67361in" svg:width="3.25in" svg:height="0.5086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desc/>
      </draw:frame>
      <draw:page-thumbnail draw:page-number="1" svg:x="0.56771in" svg:y="1.01736in" svg:width="2.98785in" svg:height="2.24132in"/>
      <draw:page-thumbnail draw:page-number="2" svg:x="3.94271in" svg:y="1.01736in" svg:width="2.98785in" svg:height="2.24132in"/>
      <draw:page-thumbnail draw:page-number="3" svg:x="0.56771in" svg:y="3.97049in" svg:width="2.98785in" svg:height="2.24132in"/>
      <draw:page-thumbnail draw:page-number="4" svg:x="3.94271in" svg:y="3.97049in" svg:width="2.98785in" svg:height="2.24132in"/>
      <draw:page-thumbnail draw:page-number="5" svg:x="0.56771in" svg:y="6.92361in" svg:width="2.98785in" svg:height="2.24132in"/>
      <draw:page-thumbnail draw:page-number="6" svg:x="3.94271in" svg:y="6.92361in" svg:width="2.98785in" svg:height="2.2413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user</meta:initial-creator>
    <dc:creator>user</dc:creator>
    <meta:creation-date>2010-12-23T01:09:21Z</meta:creation-date>
    <dc:date>2013-10-07T09:19:36Z</dc:date>
    <meta:template xlink:href="Origin" xlink:type="simple"/>
    <meta:editing-cycles>31</meta:editing-cycles>
    <meta:editing-duration>PT11639S</meta:editing-duration>
    <meta:document-statistic meta:paragraph-count="121" meta:word-count="1188"/>
  </office:meta>
</office:document-meta>
</file>